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3CA200003578DA6AA2B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2cm"/>
    </style:style>
    <style:style style:name="co3" style:family="table-column">
      <style:table-column-properties fo:break-before="auto" style:column-width="4.053cm"/>
    </style:style>
    <style:style style:name="co4" style:family="table-column">
      <style:table-column-properties fo:break-before="auto" style:column-width="2.487cm"/>
    </style:style>
    <style:style style:name="co5" style:family="table-column">
      <style:table-column-properties fo:break-before="auto" style:column-width="1.117cm"/>
    </style:style>
    <style:style style:name="co6" style:family="table-column">
      <style:table-column-properties fo:break-before="auto" style:column-width="2.166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1.005cm" fo:break-before="auto" style:use-optimal-row-height="false"/>
    </style:style>
    <style:style style:name="ro7" style:family="table-row">
      <style:table-row-properties style:row-height="1.21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1.316cm" fo:break-before="auto" style:use-optimal-row-height="true"/>
    </style:style>
    <style:style style:name="ro12" style:family="table-row">
      <style:table-row-properties style:row-height="1.295cm" fo:break-before="auto" style:use-optimal-row-height="true"/>
    </style:style>
    <style:style style:name="ro13" style:family="table-row">
      <style:table-row-properties style:row-height="0.891cm" fo:break-before="auto" style:use-optimal-row-height="true"/>
    </style:style>
    <style:style style:name="ro14" style:family="table-row">
      <style:table-row-properties style:row-height="0.499cm" fo:break-before="auto" style:use-optimal-row-height="true"/>
    </style:style>
    <style:style style:name="ro15" style:family="table-row">
      <style:table-row-properties style:row-height="0.506cm" fo:break-before="auto" style:use-optimal-row-height="true"/>
    </style:style>
    <style:style style:name="ro16" style:family="table-row">
      <style:table-row-properties style:row-height="0.972cm" fo:break-before="auto" style:use-optimal-row-height="true"/>
    </style:style>
    <style:style style:name="ro17" style:family="table-row">
      <style:table-row-properties style:row-height="0.947cm" fo:break-before="auto" style:use-optimal-row-height="true"/>
    </style:style>
    <style:style style:name="ro18" style:family="table-row">
      <style:table-row-properties style:row-height="1.395cm" fo:break-before="auto" style:use-optimal-row-height="true"/>
    </style:style>
    <style:style style:name="ro19" style:family="table-row">
      <style:table-row-properties style:row-height="1.903cm" fo:break-before="auto" style:use-optimal-row-height="true"/>
    </style:style>
    <style:style style:name="ro20" style:family="table-row">
      <style:table-row-properties style:row-height="1.42cm" fo:break-before="auto" style:use-optimal-row-height="true"/>
    </style:style>
    <style:style style:name="ro21" style:family="table-row">
      <style:table-row-properties style:row-height="0.873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4" style:family="table-cell" style:parent-style-name="Default">
      <style:table-cell-properties style:vertical-align="middle"/>
      <style:text-properties style:font-name="Arial2" style:font-name-asian="Arial2" style:font-name-complex="Arial2"/>
    </style:style>
    <style:style style:name="ce15" style:family="table-cell" style:parent-style-name="Default">
      <style:table-cell-properties style:vertical-align="middle"/>
      <style:text-properties fo:font-size="7pt" style:font-size-asian="7pt" style:font-size-complex="7pt"/>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8"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6" style:family="table-cell" style:parent-style-name="Default">
      <style:table-cell-properties style:text-align-source="fix" style:repeat-content="false" fo:wrap-option="wrap" style:vertical-align="middle"/>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7pt" fo:language="zxx" fo:country="none" fo:font-style="normal" fo:text-shadow="none" style:text-underline-style="none" fo:font-weight="normal" style:font-name-asian="Segoe UI1" style:font-size-asian="7pt" style:language-asian="zxx" style:country-asian="none" style:font-style-asian="normal" style:font-weight-asian="normal" style:font-name-complex="Segoe UI1" style:font-size-complex="7pt" style:language-complex="zxx" style:country-complex="none"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2"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3"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4"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Segoe UI" fo:font-size="10pt" fo:language="zxx" fo:country="none" fo:font-style="normal" fo:text-shadow="none" style:text-underline-style="none" fo:font-weight="bold" style:font-name-asian="Segoe UI" style:font-size-asian="10pt" style:language-asian="zxx" style:country-asian="none" style:font-style-asian="normal" style:font-weight-asian="bold" style:font-name-complex="Segoe UI" style:font-size-complex="10pt" style:language-complex="zxx" style:country-complex="none" style:font-style-complex="normal" style:font-weight-complex="bold"/>
    </style:style>
    <style:style style:name="ce45" style:family="table-cell" style:parent-style-name="Default">
      <style:table-cell-properties style:text-align-source="fix" style:repeat-content="false" fo:wrap-option="wrap"/>
      <style:paragraph-properties fo:text-align="start" fo:margin-left="0.353cm"/>
      <style:text-properties fo:color="#00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6" style:family="table-cell" style:parent-style-name="Default" style:data-style-name="N37">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solid" style:text-underline-width="auto" style:text-underline-color="font-color"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7"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8"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italic" fo:text-shadow="none" style:text-underline-style="solid" style:text-underline-width="auto" style:text-underline-color="font-color" fo:font-weight="bold" style:font-name-asian="Segoe UI" style:font-size-asian="10pt" style:language-asian="zxx" style:country-asian="none" style:font-style-asian="italic" style:font-weight-asian="bold" style:font-name-complex="Segoe UI" style:font-size-complex="10pt" style:language-complex="zxx" style:country-complex="none" style:font-style-complex="italic" style:font-weight-complex="bold"/>
    </style:style>
    <style:style style:name="ce4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 fo:font-size="10pt" fo:language="zxx" fo:country="none" fo:font-style="normal" fo:text-shadow="none" style:text-underline-style="none" fo:font-weight="bold" style:font-name-asian="Segoe UI" style:font-size-asian="10pt" style:language-asian="zxx" style:country-asian="none" style:font-style-asian="normal" style:font-weight-asian="bold" style:font-name-complex="Segoe UI" style:font-size-complex="10pt" style:language-complex="zxx" style:country-complex="none" style:font-style-complex="normal" style:font-weight-complex="bold"/>
    </style:style>
    <style:style style:name="ce50"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51"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2"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solid" style:text-underline-width="auto" style:text-underline-color="font-color"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53" style:family="table-cell" style:parent-style-name="Default">
      <style:table-cell-properties style:text-align-source="fix" style:repeat-content="false" fo:wrap-option="wrap" style:vertical-align="middle"/>
      <style:paragraph-properties fo:text-align="start" fo:margin-left="0.706cm"/>
      <style:text-properties fo:color="#ff0000" style:text-outline="false" style:text-line-through-style="none" style:font-name="Segoe UI" fo:font-size="10pt" fo:font-style="normal" fo:text-shadow="none" style:text-underline-style="none" fo:font-weight="bold" style:font-name-asian="Segoe UI" style:font-size-asian="10pt" style:font-style-asian="normal" style:font-weight-asian="bold" style:font-name-complex="Segoe UI" style:font-size-complex="10pt" style:font-style-complex="normal" style:font-weight-complex="bold"/>
    </style:style>
    <style:style style:name="ce54"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 fo:font-size="8pt" fo:language="zxx" fo:country="none" fo:font-style="normal" fo:text-shadow="none" style:text-underline-style="none" fo:font-weight="normal" style:font-name-asian="Segoe UI" style:font-size-asian="8pt" style:language-asian="zxx" style:country-asian="none" style:font-style-asian="normal" style:font-weight-asian="normal" style:font-name-complex="Segoe UI" style:font-size-complex="8pt" style:language-complex="zxx" style:country-complex="none" style:font-style-complex="normal" style:font-weight-complex="normal"/>
    </style:style>
    <style:style style:name="ce55"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fo:color="#ff0000"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fo:border-bottom="0.002cm solid #000000" fo:border-left="0.002cm solid #000000" fo:border-right="none" fo:border-top="none"/>
    </style:style>
    <style:style style:name="ce58" style:family="table-cell" style:parent-style-name="Default">
      <style:table-cell-properties fo:border-bottom="none" fo:border-left="0.002cm solid #000000" fo:border-right="none" fo:border-top="0.002cm solid #000000"/>
    </style:style>
    <style:style style:name="ce59"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6pt" fo:font-style="italic" fo:text-shadow="none" style:text-underline-style="none" fo:font-weight="normal" style:font-size-asian="6pt" style:font-style-asian="italic" style:font-weight-asian="normal" style:font-name-complex="Arial1" style:font-size-complex="6pt" style:font-style-complex="italic" style:font-weight-complex="normal"/>
    </style:style>
    <style:style style:name="ce61" style:family="table-cell" style:parent-style-name="Default">
      <style:text-properties fo:font-style="normal" fo:font-weight="normal" style:font-style-asian="normal" style:font-weight-asian="normal" style:font-style-complex="normal" style:font-weight-complex="normal"/>
    </style:style>
    <style:style style:name="ce62"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64" style:family="table-cell" style:parent-style-name="Default">
      <style:text-properties fo:font-weight="bold"/>
    </style:style>
    <style:style style:name="ce6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6" style:family="table-cell" style:parent-style-name="Default">
      <style:text-properties fo:font-weight="bold" style:font-weight-asian="bold" style:font-weight-complex="bold"/>
    </style:style>
    <style:style style:name="ce67"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68" style:family="table-cell" style:parent-style-name="Default">
      <style:text-properties style:use-window-font-color="true" style:text-outline="false" style:text-line-through-style="none" style:font-name="Futura (Light)"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6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Futura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ext-properties style:font-name="Futura (Light)"/>
    </style:style>
    <style:style style:name="ce71"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76" style:family="table-cell" style:parent-style-name="Default">
      <style:text-properties fo:font-weight="normal" style:font-weight-asian="normal" style:font-weight-complex="normal"/>
    </style:style>
    <style:style style:name="ce77"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8"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79" style:family="table-cell" style:parent-style-name="Default">
      <style:text-properties style:use-window-font-color="true" fo:font-weight="normal" style:font-weight-asian="normal" style:font-weight-complex="normal"/>
    </style:style>
    <style:style style:name="ce80" style:family="table-cell" style:parent-style-name="Default">
      <style:table-cell-properties style:text-align-source="fix" style:repeat-content="false"/>
      <style:paragraph-properties fo:text-align="start" fo:margin-left="0.353cm"/>
    </style:style>
    <style:style style:name="ce81" style:family="table-cell" style:parent-style-name="Default">
      <style:table-cell-properties style:text-align-source="fix" style:repeat-content="false"/>
      <style:paragraph-properties fo:text-align="start" fo:margin-left="0cm"/>
      <style:text-properties style:use-window-font-color="true" fo:font-weight="normal" style:font-weight-asian="normal" style:font-weight-complex="normal"/>
    </style:style>
    <style:style style:name="ce82" style:family="table-cell" style:parent-style-name="Default">
      <style:table-cell-properties style:text-align-source="fix" style:repeat-content="false"/>
      <style:paragraph-properties fo:text-align="start" fo:margin-left="0cm"/>
    </style:style>
    <style:style style:name="ce83" style:family="table-cell" style:parent-style-name="Default">
      <style:table-cell-properties fo:border-bottom="0.002cm solid #000000" fo:border-left="none" fo:border-right="none" fo:border-top="0.002cm solid #000000"/>
    </style:style>
    <style:style style:name="ce84" style:family="table-cell" style:parent-style-name="Default">
      <style:table-cell-properties style:text-align-source="fix" style:repeat-content="false"/>
      <style:paragraph-properties fo:text-align="start" fo:margin-left="0cm"/>
      <style:text-properties fo:font-weight="normal" style:font-weight-asian="normal" style:font-weight-complex="normal"/>
    </style:style>
    <style:style style:name="ce85" style:family="table-cell" style:parent-style-name="Default">
      <style:table-cell-properties style:text-align-source="fix" style:repeat-content="false"/>
      <style:paragraph-properties fo:text-align="start" fo:margin-left="0cm"/>
      <style:text-properties style:use-window-font-color="true" fo:font-weight="bold" style:font-weight-asian="bold" style:font-weight-complex="bold"/>
    </style:style>
    <style:style style:name="ce86" style:family="table-cell" style:parent-style-name="Default">
      <style:table-cell-properties fo:border-bottom="0.002cm solid #000000" style:text-align-source="fix" style:repeat-content="false" fo:border-left="none" fo:border-right="none" fo:border-top="0.002cm solid #000000"/>
      <style:paragraph-properties fo:text-align="start" fo:margin-left="0cm"/>
    </style:style>
    <style:style style:name="ce87" style:family="table-cell" style:parent-style-name="Default">
      <style:table-cell-properties fo:border-bottom="none" fo:border-left="none" fo:border-right="none" fo:border-top="0.002cm solid #000000"/>
    </style:style>
    <style:style style:name="ce88" style:family="table-cell" style:parent-style-name="Default">
      <style:table-cell-properties fo:border-bottom="0.002cm solid #000000" fo:border-left="none" fo:border-right="none" fo:border-top="none"/>
    </style:style>
    <style:style style:name="ce8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font-name="Futura (Light)"/>
    </style:style>
    <style:style style:name="ce90"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bottom="none" style:diagonal-bl-tr="none" style:diagonal-tl-br="none" fo:border-left="0.002cm solid #000000" fo:border-right="0.002cm solid #000000" fo:border-top="none"/>
    </style:style>
    <style:style style:name="ce95" style:family="table-cell" style:parent-style-name="Default">
      <style:table-cell-properties fo:border-bottom="0.088cm solid #000000" style:diagonal-bl-tr="none" style:diagonal-tl-br="none" fo:border-left="0.002cm solid #000000" fo:border-right="0.002cm solid #000000" fo:border-top="none"/>
    </style:style>
    <style:style style:name="ce96"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97"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8" style:family="table-cell" style:parent-style-name="Default" style:data-style-name="N30"/>
    <style:style style:name="ce99"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style:text-align-source="fix" style:repeat-content="false"/>
      <style:paragraph-properties fo:text-align="center" fo:margin-left="0cm"/>
    </style:style>
    <style:style style:name="ce102"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fo:border-bottom="0.088cm solid #000000" style:diagonal-bl-tr="none" style:diagonal-tl-br="none" fo:border-left="none" fo:border-right="none" fo:border-top="none"/>
    </style:style>
    <style:style style:name="ce104" style:family="table-cell" style:parent-style-name="Default">
      <style:text-properties fo:font-style="italic" fo:font-weight="normal" style:font-style-asian="italic" style:font-weight-asian="normal" style:font-style-complex="italic" style:font-weight-complex="normal"/>
    </style:style>
    <style:style style:name="ce105"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106"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107"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108" style:family="table-cell" style:parent-style-name="Default">
      <style:table-cell-properties fo:border-bottom="none" style:diagonal-bl-tr="none" style:diagonal-tl-br="none"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110"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ext-properties fo:font-style="italic" style:text-underline-style="solid" style:text-underline-width="auto" style:text-underline-color="font-color" style:font-style-asian="italic" style:font-style-complex="italic"/>
    </style:style>
    <style:style style:name="ce112"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115"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117"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table-cell-properties fo:border-bottom="0.002cm solid #000000" fo:border-left="none" fo:border-right="0.002cm solid #000000" fo:border-top="0.002cm solid #000000"/>
    </style:style>
    <style:style style:name="ce119"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cm"/>
    </style:style>
    <style:style style:name="ce120" style:family="table-cell" style:parent-style-name="Default">
      <style:table-cell-properties fo:border-bottom="none" fo:border-left="none" fo:border-right="0.002cm solid #000000" fo:border-top="0.002cm solid #000000"/>
    </style:style>
    <style:style style:name="ce121" style:family="table-cell" style:parent-style-name="Default">
      <style:table-cell-properties fo:border-bottom="0.002cm solid #000000" fo:border-left="none" fo:border-right="0.002cm solid #000000" fo:border-top="none"/>
    </style:style>
    <style:style style:name="ce122" style:family="table-cell" style:parent-style-name="Default">
      <style:table-cell-properties fo:border-bottom="none" fo:border-left="none" fo:border-right="0.002cm solid #000000" fo:border-top="none"/>
    </style:style>
    <style:style style:name="ce123" style:family="table-cell" style:parent-style-name="Default">
      <style:table-cell-properties style:text-align-source="fix" style:repeat-content="false"/>
      <style:paragraph-properties fo:text-align="end" fo:margin-left="0cm"/>
    </style:style>
    <style:style style:name="ce124"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style:font-name="Segoe UI" style:font-name-asian="Segoe UI" style:font-name-complex="Segoe UI"/>
    </style:style>
    <style:style style:name="T3" style:family="text">
      <style:text-properties style:font-name="Segoe UI" fo:font-size="10pt" style:font-name-asian="Segoe UI" style:font-size-asian="10pt" style:font-name-complex="Segoe UI" style:font-size-complex="10pt"/>
    </style:style>
    <style:style style:name="T4" style:family="text">
      <style:text-properties style:text-underline-style="none"/>
    </style:style>
    <style:style style:name="T5" style:family="text">
      <style:text-properties style:font-name="Segoe UI1" style:font-name-asian="Segoe UI1" style:font-name-complex="Segoe UI1"/>
    </style:style>
    <style:style style:name="T6" style:family="text">
      <style:text-properties style:font-name="Segoe UI1" fo:font-size="10pt" style:font-name-asian="Segoe UI1" style:font-size-asian="10pt" style:font-name-complex="Segoe UI1" style:font-size-complex="10pt"/>
    </style:style>
    <style:style style:name="T7" style:family="text">
      <style:text-properties fo:font-style="italic" style:font-style-asian="italic" style:font-style-complex="italic"/>
    </style:style>
    <style:style style:name="T8" style:family="text">
      <style:text-properties style:font-name="Segoe UI" fo:font-size="10pt" style:text-underline-style="solid" style:text-underline-width="auto" style:text-underline-color="font-color" style:font-name-asian="Segoe UI" style:font-size-asian="10pt" style:font-name-complex="Segoe UI" style:font-size-complex="10pt"/>
    </style:style>
    <style:style style:name="T9" style:family="text">
      <style:text-properties style:font-name="Segoe UI" fo:font-size="10pt" style:text-underline-style="none" style:font-name-asian="Segoe UI" style:font-size-asian="10pt" style:font-name-complex="Segoe UI" style:font-size-complex="10pt"/>
    </style:style>
    <style:style style:name="T10"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1" table:print-ranges="Feuil1.A1:Feuil1.G19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249" table:default-cell-style-name="Default"/>
        <table:table-column table:style-name="co7" table:number-columns-repeated="768" table:default-cell-style-name="Default"/>
        <table:table-row table:style-name="ro1">
          <table:table-cell>
            <draw:frame table:end-cell-address="Feuil1.B5" table:end-x="1.927cm" table:end-y="0.121cm" draw:z-index="0" draw:name="Image 1" draw:style-name="gr1" draw:text-style-name="P1" svg:width="1.992cm" svg:height="1.772cm" svg:x="0.931cm" svg:y="0.429cm">
              <draw:image xlink:href="Pictures/2000000700003CA200003578DA6AA2BB.wmf" xlink:type="simple" xlink:show="embed" xlink:actuate="onLoad">
                <text:p/>
              </draw:image>
            </draw:frame>
          </table:table-cell>
          <table:table-cell table:number-columns-repeated="4"/>
          <table:table-cell table:style-name="ce106" office:value-type="string">
            <text:p>Page 1 / 3</text:p>
          </table:table-cell>
          <table:table-cell table:number-columns-repeated="1018"/>
        </table:table-row>
        <table:table-row table:style-name="ro2">
          <table:table-cell/>
          <table:table-cell table:style-name="ce19"/>
          <table:table-cell table:style-name="ce67"/>
          <table:table-cell table:number-columns-repeated="1021"/>
        </table:table-row>
        <table:table-row table:style-name="ro3">
          <table:table-cell table:number-columns-repeated="2"/>
          <table:table-cell table:style-name="ce68" office:value-type="string">
            <text:p>X a v i e r <text:s text:c="2"/>D A R O N <text:s/>A r c h i t e c t e <text:s/>D P L G </text:p>
          </table:table-cell>
          <table:table-cell table:style-name="ce89"/>
          <table:table-cell table:style-name="ce98"/>
          <table:table-cell table:style-name="ce107" office:value-type="string" table:number-columns-spanned="2" table:number-rows-spanned="3">
            <text:p>CH47</text:p>
          </table:table-cell>
          <table:covered-table-cell table:style-name="ce107"/>
          <table:table-cell table:number-columns-repeated="1017"/>
        </table:table-row>
        <table:table-row table:style-name="ro1">
          <table:table-cell table:number-columns-repeated="2"/>
          <table:table-cell table:style-name="ce69" office:value-type="string">
            <text:p>11 rue Moulin à Vent</text:p>
          </table:table-cell>
          <table:table-cell table:style-name="ce69" office:value-type="string">
            <text:p>97400 Saint Denis</text:p>
          </table:table-cell>
          <table:table-cell/>
          <table:covered-table-cell table:number-columns-repeated="2" table:style-name="ce107"/>
          <table:table-cell table:number-columns-repeated="1017"/>
        </table:table-row>
        <table:table-row table:style-name="ro1">
          <table:table-cell table:number-columns-repeated="2"/>
          <table:table-cell table:style-name="ce70" office:value-type="string">
            <text:p>FAX: 0262 43 33 32</text:p>
          </table:table-cell>
          <table:table-cell table:style-name="ce70" office:value-type="string">
            <text:p>GSM: 0692 61 89 55</text:p>
          </table:table-cell>
          <table:table-cell/>
          <table:covered-table-cell table:number-columns-repeated="2" table:style-name="ce107"/>
          <table:table-cell table:number-columns-repeated="1017"/>
        </table:table-row>
        <table:table-row table:style-name="ro4">
          <table:table-cell table:number-columns-repeated="2"/>
          <table:table-cell table:style-name="ce71" office:value-type="string">
            <text:p><text:span text:style-name="T10"><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47</text:p>
          </table:table-cell>
          <table:covered-table-cell table:number-columns-repeated="6" table:style-name="ce1"/>
          <table:table-cell table:number-columns-repeated="1017"/>
        </table:table-row>
        <table:table-row table:style-name="ro5">
          <table:table-cell table:style-name="ce2" office:value-type="string" table:number-columns-spanned="7" table:number-rows-spanned="1">
            <text:p>DU 30/10/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6">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7">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4">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90" office:value-type="string">
            <text:p>TEL</text:p>
          </table:table-cell>
          <table:table-cell table:style-name="ce99" office:value-type="string">
            <text:p>FAX</text:p>
          </table:table-cell>
          <table:table-cell table:style-name="ce22" office:value-type="string">
            <text:p>GSM</text:p>
          </table:table-cell>
          <table:table-cell table:style-name="ce112"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91" office:value-type="string">
            <text:p>0262 94 76 00</text:p>
          </table:table-cell>
          <table:table-cell table:style-name="ce100" office:value-type="string">
            <text:p>0262 21 55 70</text:p>
          </table:table-cell>
          <table:table-cell table:style-name="ce23" office:value-type="string">
            <text:p>0692 28 31 88</text:p>
          </table:table-cell>
          <table:table-cell table:style-name="ce113"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ESRUISSEAUX</text:p>
          </table:table-cell>
          <table:table-cell table:style-name="ce24" office:value-type="string">
            <text:p>MAITRE D'OUVRAGE</text:p>
          </table:table-cell>
          <table:table-cell table:style-name="ce92" office:value-type="string">
            <text:p>0262 94 76 00</text:p>
          </table:table-cell>
          <table:table-cell office:value-type="string">
            <text:p>0262 21 55 70</text:p>
          </table:table-cell>
          <table:table-cell table:style-name="ce24" office:value-type="string">
            <text:p>0692 08 96 95</text:p>
          </table:table-cell>
          <table:table-cell table:style-name="ce114" office:value-type="string">
            <text:p>X</text:p>
          </table:table-cell>
          <table:table-cell/>
          <table:table-cell table:style-name="ce102"/>
          <table:table-cell office:value-type="string">
            <text:p><text:s/></text:p>
          </table:table-cell>
          <table:table-cell table:number-columns-repeated="1014"/>
        </table:table-row>
        <table:table-row table:style-name="ro1">
          <table:table-cell table:style-name="ce8"/>
          <table:table-cell table:style-name="ce24" office:value-type="string">
            <text:p>M. RAMASSAMY</text:p>
          </table:table-cell>
          <table:table-cell table:style-name="ce24" office:value-type="string">
            <text:p>MAITRE D'OUVRAGE</text:p>
          </table:table-cell>
          <table:table-cell table:style-name="ce92" office:value-type="string">
            <text:p>0262 45 71 90</text:p>
          </table:table-cell>
          <table:table-cell table:style-name="ce101" office:value-type="string">
            <text:p>?</text:p>
          </table:table-cell>
          <table:table-cell table:style-name="ce108" office:value-type="string">
            <text:p>?</text:p>
          </table:table-cell>
          <table:table-cell table:style-name="ce114" office:value-type="string">
            <text:p>X</text:p>
          </table:table-cell>
          <table:table-cell/>
          <table:table-cell table:style-name="ce102"/>
          <table:table-cell table:number-columns-repeated="1015"/>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92" office:value-type="string">
            <text:p>0262 43 33 32</text:p>
          </table:table-cell>
          <table:table-cell table:style-name="ce102" office:value-type="string">
            <text:p>0262 43 33 32</text:p>
          </table:table-cell>
          <table:table-cell table:style-name="ce24" office:value-type="string">
            <text:p>0692 61 89 55</text:p>
          </table:table-cell>
          <table:table-cell table:style-name="ce114"/>
          <table:table-cell table:number-columns-repeated="1017"/>
        </table:table-row>
        <table:table-row table:style-name="ro1">
          <table:table-cell table:style-name="ce8"/>
          <table:table-cell table:style-name="ce24" office:value-type="string">
            <text:p>M CARUSO</text:p>
          </table:table-cell>
          <table:table-cell table:style-name="ce72" office:value-type="string">
            <text:p>CT DIDES</text:p>
          </table:table-cell>
          <table:table-cell table:style-name="ce92" office:value-type="string">
            <text:p>0262 21 31 96</text:p>
          </table:table-cell>
          <table:table-cell table:style-name="ce102" office:value-type="string">
            <text:p>0262 21 88 91</text:p>
          </table:table-cell>
          <table:table-cell table:style-name="ce24" office:value-type="string">
            <text:p>0692 32 77 41</text:p>
          </table:table-cell>
          <table:table-cell table:style-name="ce115"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72" office:value-type="string">
            <text:p>CSPS SOCOTEC</text:p>
          </table:table-cell>
          <table:table-cell table:style-name="ce93" office:value-type="string">
            <text:p>0262 94 48 48</text:p>
          </table:table-cell>
          <table:table-cell table:style-name="ce93" office:value-type="string">
            <text:p>0262 94 48 50</text:p>
          </table:table-cell>
          <table:table-cell table:style-name="ce24" office:value-type="string">
            <text:p>0692 85 49 03</text:p>
          </table:table-cell>
          <table:table-cell table:style-name="ce115"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94" office:value-type="string">
            <text:p>0262 87 01 45</text:p>
          </table:table-cell>
          <table:table-cell table:style-name="ce102" office:value-type="string">
            <text:p>0262 69 84 92</text:p>
          </table:table-cell>
          <table:table-cell table:style-name="ce24" office:value-type="string">
            <text:p>0692 59 85 77</text:p>
          </table:table-cell>
          <table:table-cell table:style-name="ce115" office:value-type="string">
            <text:p>X</text:p>
          </table:table-cell>
          <table:table-cell table:number-columns-repeated="1017"/>
        </table:table-row>
        <table:table-row table:style-name="ro1">
          <table:table-cell table:style-name="ce8"/>
          <table:table-cell table:style-name="ce24" office:value-type="string">
            <text:p>M DIOMAT</text:p>
          </table:table-cell>
          <table:table-cell table:style-name="ce24" office:value-type="string">
            <text:p>CE2J</text:p>
          </table:table-cell>
          <table:table-cell table:style-name="ce94" office:value-type="string">
            <text:p>0262 50 18 68</text:p>
          </table:table-cell>
          <table:table-cell table:style-name="ce102" office:value-type="string">
            <text:p>0262 50 18 68</text:p>
          </table:table-cell>
          <table:table-cell table:style-name="ce24" office:value-type="string">
            <text:p>0692 21 66 21</text:p>
          </table:table-cell>
          <table:table-cell table:style-name="ce115" office:value-type="string">
            <text:p>X</text:p>
          </table:table-cell>
          <table:table-cell table:number-columns-repeated="1017"/>
        </table:table-row>
        <table:table-row table:style-name="ro1">
          <table:table-cell table:style-name="ce8"/>
          <table:table-cell table:style-name="ce24" office:value-type="string">
            <text:p>M DIJOUX</text:p>
          </table:table-cell>
          <table:table-cell table:style-name="ce24" office:value-type="string">
            <text:p>EEPB (lot 3)</text:p>
          </table:table-cell>
          <table:table-cell table:style-name="ce94" office:value-type="string">
            <text:p>0262 53 11 41</text:p>
          </table:table-cell>
          <table:table-cell table:style-name="ce102" office:value-type="string">
            <text:p>0262 92 06 61</text:p>
          </table:table-cell>
          <table:table-cell table:style-name="ce24" office:value-type="string">
            <text:p>0692 65 07 29</text:p>
          </table:table-cell>
          <table:table-cell table:style-name="ce114" office:value-type="string">
            <text:p>X</text:p>
          </table:table-cell>
          <table:table-cell table:number-columns-repeated="1017"/>
        </table:table-row>
        <table:table-row table:style-name="ro1">
          <table:table-cell table:style-name="ce9"/>
          <table:table-cell table:style-name="ce24" office:value-type="string">
            <text:p>M VANDENESSE</text:p>
          </table:table-cell>
          <table:table-cell table:style-name="ce24" office:value-type="string">
            <text:p>DLA (lot 4)</text:p>
          </table:table-cell>
          <table:table-cell table:style-name="ce94" office:value-type="string">
            <text:p>0262 09 80 13</text:p>
          </table:table-cell>
          <table:table-cell table:style-name="ce102" office:value-type="string">
            <text:p>0262 26 19 89</text:p>
          </table:table-cell>
          <table:table-cell table:style-name="ce24" office:value-type="string">
            <text:p>0692 56 86 58</text:p>
          </table:table-cell>
          <table:table-cell table:style-name="ce114" office:value-type="string">
            <text:p>X</text:p>
          </table:table-cell>
          <table:table-cell table:number-columns-repeated="1017"/>
        </table:table-row>
        <table:table-row table:style-name="ro1">
          <table:table-cell table:style-name="ce10"/>
          <table:table-cell table:style-name="ce25" office:value-type="string">
            <text:p>M ROBERT</text:p>
          </table:table-cell>
          <table:table-cell table:style-name="ce25" office:value-type="string">
            <text:p>ECOI (lot 5)</text:p>
          </table:table-cell>
          <table:table-cell table:style-name="ce95" office:value-type="string">
            <text:p>0262 41 74 93</text:p>
          </table:table-cell>
          <table:table-cell table:style-name="ce103" office:value-type="string">
            <text:p>0262 41 74 93</text:p>
          </table:table-cell>
          <table:table-cell table:style-name="ce109" office:value-type="string">
            <text:p>0692 70 32 33</text:p>
          </table:table-cell>
          <table:table-cell table:style-name="ce116" office:value-type="string">
            <text:p>X</text:p>
          </table:table-cell>
          <table:table-cell table:style-name="ce123" office:value-type="string">
            <text:p>GSM :</text:p>
          </table:table-cell>
          <table:table-cell office:value-type="string">
            <text:p>M ROBERT</text:p>
          </table:table-cell>
          <table:table-cell table:number-columns-repeated="1015"/>
        </table:table-row>
        <table:table-row table:style-name="ro1">
          <table:table-cell table:style-name="ce11"/>
          <table:table-cell table:style-name="ce21" office:value-type="string">
            <text:p><text:s/></text:p>
          </table:table-cell>
          <table:table-cell table:style-name="ce21" table:number-columns-repeated="5"/>
          <table:table-cell table:number-columns-repeated="1017"/>
        </table:table-row>
        <table:table-row-group table:display="false">
          <table:table-row table:style-name="ro1" table:visibility="collapse">
            <table:table-cell table:style-name="ce12" office:value-type="float" office:value="1">
              <text:p>1</text:p>
            </table:table-cell>
            <table:table-cell table:style-name="ce26" office:value-type="string">
              <text:p>PREPARATION DU CHANTIER</text:p>
            </table:table-cell>
            <table:table-cell table:style-name="ce73" table:number-columns-repeated="4"/>
            <table:table-cell table:style-name="ce117"/>
            <table:table-cell table:number-columns-repeated="3"/>
            <table:table-cell table:style-name="ce21"/>
            <table:table-cell table:number-columns-repeated="1013"/>
          </table:table-row>
          <table:table-row table:style-name="ro1" table:visibility="collapse">
            <table:table-cell table:style-name="ce11" office:value-type="string">
              <text:p>1.1</text:p>
            </table:table-cell>
            <table:table-cell table:style-name="ce21" office:value-type="string">
              <text:p>DOCUMENTS A TRANSMETTRE AVANT LE DEBUT DU CHANTIER</text:p>
            </table:table-cell>
            <table:table-cell table:style-name="ce74"/>
            <table:table-cell table:style-name="ce21" table:number-columns-repeated="4"/>
            <table:table-cell table:number-columns-repeated="3"/>
            <table:table-cell table:style-name="ce21"/>
            <table:table-cell table:number-columns-repeated="1013"/>
          </table:table-row>
          <table:table-row table:style-name="ro8" table:visibility="collapse">
            <table:table-cell table:style-name="ce11"/>
            <table:table-cell table:style-name="ce27"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74"/>
            <table:covered-table-cell table:number-columns-repeated="4" table:style-name="ce21"/>
            <table:table-cell table:number-columns-repeated="3"/>
            <table:table-cell table:style-name="ce21"/>
            <table:table-cell table:number-columns-repeated="1013"/>
          </table:table-row>
          <table:table-row table:style-name="ro4" table:visibility="collapse">
            <table:table-cell table:style-name="ce11" office:value-type="string">
              <text:p>1.1.2</text:p>
            </table:table-cell>
            <table:table-cell table:style-name="ce28" office:value-type="string" table:number-columns-spanned="6" table:number-rows-spanned="1">
              <text:p>Attestations d'assurances civiles et décennale</text:p>
            </table:table-cell>
            <table:covered-table-cell table:style-name="ce66"/>
            <table:covered-table-cell table:style-name="ce96"/>
            <table:covered-table-cell table:style-name="ce66"/>
            <table:covered-table-cell table:number-columns-repeated="2" table:style-name="ce3"/>
            <table:table-cell/>
            <table:table-cell table:style-name="ce11"/>
            <table:table-cell table:number-columns-repeated="1015"/>
          </table:table-row>
          <table:table-row table:style-name="ro4" table:visibility="collapse">
            <table:table-cell table:style-name="ce13" office:value-type="string">
              <text:p>►</text:p>
            </table:table-cell>
            <table:table-cell table:style-name="ce29" office:value-type="string" table:number-columns-spanned="6" table:number-rows-spanned="1">
              <text:p>À transmettre au maître d’œuvre (Moe) : entreprise GRONDIN</text:p>
            </table:table-cell>
            <table:covered-table-cell table:style-name="ce75"/>
            <table:covered-table-cell table:style-name="ce97"/>
            <table:covered-table-cell table:style-name="ce75"/>
            <table:covered-table-cell table:number-columns-repeated="2" table:style-name="ce110"/>
            <table:table-cell table:style-name="ce66"/>
            <table:table-cell table:style-name="ce124"/>
            <table:table-cell table:style-name="ce66" table:number-columns-repeated="1015"/>
          </table:table-row>
          <table:table-row table:style-name="ro4" table:visibility="collapse">
            <table:table-cell table:style-name="ce11" office:value-type="string">
              <text:p>1.1.3</text:p>
            </table:table-cell>
            <table:table-cell table:style-name="ce28" office:value-type="string" table:number-columns-spanned="6" table:number-rows-spanned="1">
              <text:p>Fiches techniques / échantillons</text:p>
            </table:table-cell>
            <table:covered-table-cell table:style-name="ce66"/>
            <table:covered-table-cell table:style-name="ce96"/>
            <table:covered-table-cell table:style-name="ce66"/>
            <table:covered-table-cell table:number-columns-repeated="2" table:style-name="ce3"/>
            <table:table-cell/>
            <table:table-cell table:style-name="ce11"/>
            <table:table-cell table:number-columns-repeated="1015"/>
          </table:table-row>
          <table:table-row table:style-name="ro8" table:visibility="collapse">
            <table:table-cell table:style-name="ce13" office:value-type="string">
              <text:p>►</text:p>
            </table:table-cell>
            <table:table-cell table:style-name="ce29"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76"/>
            <table:covered-table-cell table:style-name="ce77"/>
            <table:covered-table-cell table:style-name="ce76"/>
            <table:covered-table-cell table:number-columns-repeated="2" table:style-name="ce21"/>
            <table:table-cell/>
            <table:table-cell table:style-name="ce11"/>
            <table:table-cell table:number-columns-repeated="1015"/>
          </table:table-row>
          <table:table-row table:style-name="ro9" table:visibility="collapse">
            <table:table-cell table:style-name="ce13" office:value-type="string">
              <text:p>►</text:p>
            </table:table-cell>
            <table:table-cell table:style-name="ce29" office:value-type="string" table:number-columns-spanned="6" table:number-rows-spanned="1">
              <text:p>DERNIER RAPPEL – À transmettre au maître d’œuvre en 2 ex : entreprise ECOI : </text:p>
              <text:p>fiche technique luminaire TBTS de SDE</text:p>
            </table:table-cell>
            <table:covered-table-cell table:style-name="ce75"/>
            <table:covered-table-cell table:style-name="ce97"/>
            <table:covered-table-cell table:style-name="ce75"/>
            <table:covered-table-cell table:number-columns-repeated="2" table:style-name="ce110"/>
            <table:table-cell table:style-name="ce66"/>
            <table:table-cell table:style-name="ce124"/>
            <table:table-cell table:style-name="ce66" table:number-columns-repeated="1015"/>
          </table:table-row>
          <table:table-row table:style-name="ro4" table:visibility="collapse">
            <table:table-cell table:style-name="ce11" office:value-type="string">
              <text:p>1.6</text:p>
            </table:table-cell>
            <table:table-cell table:style-name="ce30" office:value-type="string" table:number-columns-spanned="6" table:number-rows-spanned="1">
              <text:p>EXE / PAC</text:p>
            </table:table-cell>
            <table:covered-table-cell table:style-name="ce66"/>
            <table:covered-table-cell table:style-name="ce96"/>
            <table:covered-table-cell table:style-name="ce66"/>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table-cell table:style-name="ce66"/>
            <table:table-cell table:style-name="ce96"/>
            <table:table-cell table:style-name="ce66"/>
            <table:table-cell table:style-name="ce3" table:number-columns-repeated="2"/>
            <table:table-cell/>
            <table:table-cell table:style-name="ce11"/>
            <table:table-cell table:number-columns-repeated="1015"/>
          </table:table-row>
          <table:table-row table:style-name="ro10" table:visibility="collapse">
            <table:table-cell table:style-name="ce14" office:value-type="string">
              <text:p>►</text:p>
            </table:table-cell>
            <table:table-cell table:style-name="ce31"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66"/>
            <table:covered-table-cell table:style-name="ce96"/>
            <table:covered-table-cell table:style-name="ce66"/>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style-name="ce28"/>
            <table:table-cell table:style-name="ce66"/>
            <table:table-cell table:style-name="ce96"/>
            <table:table-cell table:style-name="ce66"/>
            <table:table-cell table:style-name="ce3" table:number-columns-repeated="2"/>
            <table:table-cell/>
            <table:table-cell table:style-name="ce11"/>
            <table:table-cell table:number-columns-repeated="1015"/>
          </table:table-row>
          <table:table-row table:style-name="ro4" table:visibility="collapse">
            <table:table-cell/>
            <table:table-cell table:style-name="ce28" office:value-type="string" table:number-columns-spanned="6" table:number-rows-spanned="1">
              <text:p>Menuiseries PVC &amp; ALU </text:p>
            </table:table-cell>
            <table:covered-table-cell table:style-name="ce66"/>
            <table:covered-table-cell table:style-name="ce96"/>
            <table:covered-table-cell table:style-name="ce66"/>
            <table:covered-table-cell table:number-columns-repeated="2" table:style-name="ce3"/>
            <table:table-cell/>
            <table:table-cell table:style-name="ce11"/>
            <table:table-cell table:number-columns-repeated="1015"/>
          </table:table-row>
          <table:table-row table:style-name="ro1" table:visibility="collapse">
            <table:table-cell table:style-name="ce14" office:value-type="string">
              <text:p>►</text:p>
            </table:table-cell>
            <table:table-cell table:style-name="ce32" office:value-type="string">
              <text:p>DENIER RAPPEL <text:s/>– plans d'atelier (PAC) à transmettre : entreprise GRONDIN</text:p>
            </table:table-cell>
            <table:table-cell table:style-name="ce77"/>
            <table:table-cell table:style-name="ce21"/>
            <table:table-cell table:style-name="ce104"/>
            <table:table-cell table:style-name="ce21" table:number-columns-repeated="2"/>
            <table:table-cell table:number-columns-repeated="1017"/>
          </table:table-row>
        </table:table-row-group>
        <table:table-row table:style-name="ro1">
          <table:table-cell table:style-name="ce11" office:value-type="string">
            <text:p>1</text:p>
          </table:table-cell>
          <table:table-cell table:style-name="ce26" office:value-type="string">
            <text:p>AVANCEMENT DU CHANTIER</text:p>
          </table:table-cell>
          <table:table-cell table:style-name="ce78"/>
          <table:table-cell table:style-name="ce73" table:number-columns-repeated="3"/>
          <table:table-cell table:style-name="ce117"/>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8 : ouvrages en plaques de plâtre : réalisé</text:p>
          </table:table-cell>
          <table:covered-table-cell table:style-name="ce78"/>
          <table:covered-table-cell table:number-columns-repeated="3" table:style-name="ce73"/>
          <table:covered-table-cell table:style-name="ce117"/>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8 : étanchéité SEL &amp; SPEC : réalisé</text:p>
          </table:table-cell>
          <table:covered-table-cell table:style-name="ce78"/>
          <table:covered-table-cell table:number-columns-repeated="3" table:style-name="ce73"/>
          <table:covered-table-cell table:style-name="ce117"/>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8 : peinture intérieure – enduits &amp; première couche : réalisée</text:p>
          </table:table-cell>
          <table:covered-table-cell table:style-name="ce78"/>
          <table:covered-table-cell table:number-columns-repeated="3" table:style-name="ce73"/>
          <table:covered-table-cell table:style-name="ce117"/>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8 : peinture extérieure – seconde couche : en cours</text:p>
          </table:table-cell>
          <table:covered-table-cell table:style-name="ce78"/>
          <table:covered-table-cell table:number-columns-repeated="3" table:style-name="ce73"/>
          <table:covered-table-cell table:style-name="ce117"/>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8 : revêtements durs : en cours</text:p>
          </table:table-cell>
          <table:covered-table-cell table:style-name="ce78"/>
          <table:covered-table-cell table:number-columns-repeated="3" table:style-name="ce73"/>
          <table:covered-table-cell table:style-name="ce117"/>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8 : menuiserie aluminium : en cours</text:p>
          </table:table-cell>
          <table:covered-table-cell table:style-name="ce78"/>
          <table:covered-table-cell table:number-columns-repeated="3" table:style-name="ce73"/>
          <table:covered-table-cell table:style-name="ce117"/>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8 : menuiserie métallique : en cours</text:p>
          </table:table-cell>
          <table:covered-table-cell table:style-name="ce78"/>
          <table:covered-table-cell table:number-columns-repeated="3" table:style-name="ce73"/>
          <table:covered-table-cell table:style-name="ce117"/>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Maison 28 : menuiserie bois : en cours</text:p>
          </table:table-cell>
          <table:covered-table-cell table:style-name="ce78"/>
          <table:covered-table-cell table:number-columns-repeated="3" table:style-name="ce73"/>
          <table:covered-table-cell table:style-name="ce117"/>
          <table:table-cell/>
          <table:table-cell table:style-name="ce16"/>
          <table:table-cell table:number-columns-repeated="1015"/>
        </table:table-row>
        <table:table-row table:style-name="ro1">
          <table:table-cell table:style-name="ce11"/>
          <table:table-cell table:style-name="ce33" table:number-columns-spanned="6" table:number-rows-spanned="1"/>
          <table:covered-table-cell table:style-name="ce78"/>
          <table:covered-table-cell table:number-columns-repeated="3" table:style-name="ce73"/>
          <table:covered-table-cell table:style-name="ce117"/>
          <table:table-cell/>
          <table:table-cell table:style-name="ce16"/>
          <table:table-cell table:number-columns-repeated="1015"/>
        </table:table-row>
        <table:table-row table:style-name="ro1">
          <table:table-cell table:style-name="ce11" office:value-type="string">
            <text:p>2</text:p>
          </table:table-cell>
          <table:table-cell table:style-name="ce26" office:value-type="string">
            <text:p>REMARQUES</text:p>
          </table:table-cell>
          <table:table-cell table:style-name="ce78"/>
          <table:table-cell table:style-name="ce73" table:number-columns-repeated="3"/>
          <table:table-cell table:style-name="ce117"/>
          <table:table-cell/>
          <table:table-cell table:style-name="ce16"/>
          <table:table-cell table:number-columns-repeated="1015"/>
        </table:table-row>
        <table:table-row table:style-name="ro1">
          <table:table-cell table:style-name="ce11"/>
          <table:table-cell table:style-name="ce34" office:value-type="string" table:number-columns-spanned="6" table:number-rows-spanned="1">
            <text:p>TOUTES ENTREPRISES : NETTOYAGE IMMEDIAT DE VOS DECHETS DANS N°28</text:p>
          </table:table-cell>
          <table:covered-table-cell table:style-name="ce78"/>
          <table:covered-table-cell table:number-columns-repeated="3" table:style-name="ce73"/>
          <table:covered-table-cell table:style-name="ce117"/>
          <table:table-cell/>
          <table:table-cell table:style-name="ce16"/>
          <table:table-cell table:number-columns-repeated="1015"/>
        </table:table-row>
        <table:table-row-group table:display="false">
          <table:table-row table:style-name="ro1" table:visibility="collapse">
            <table:table-cell table:style-name="ce11"/>
            <table:table-cell table:style-name="ce33" table:number-columns-spanned="6" table:number-rows-spanned="1"/>
            <table:covered-table-cell table:style-name="ce78"/>
            <table:covered-table-cell table:number-columns-repeated="3" table:style-name="ce73"/>
            <table:covered-table-cell table:style-name="ce117"/>
            <table:table-cell/>
            <table:table-cell table:style-name="ce16"/>
            <table:table-cell table:number-columns-repeated="1015"/>
          </table:table-row>
          <table:table-row table:style-name="ro1" table:visibility="collapse">
            <table:table-cell table:style-name="ce11"/>
            <table:table-cell table:style-name="ce33" table:number-columns-spanned="6" table:number-rows-spanned="1"/>
            <table:covered-table-cell table:style-name="ce78"/>
            <table:covered-table-cell table:number-columns-repeated="3" table:style-name="ce73"/>
            <table:covered-table-cell table:style-name="ce117"/>
            <table:table-cell/>
            <table:table-cell table:style-name="ce16"/>
            <table:table-cell table:number-columns-repeated="1015"/>
          </table:table-row>
        </table:table-row-group>
        <table:table-row table:style-name="ro1">
          <table:table-cell table:style-name="ce11"/>
          <table:table-cell table:style-name="ce33" table:number-columns-spanned="6" table:number-rows-spanned="1"/>
          <table:covered-table-cell table:style-name="ce78"/>
          <table:covered-table-cell table:number-columns-repeated="3" table:style-name="ce73"/>
          <table:covered-table-cell table:style-name="ce117"/>
          <table:table-cell/>
          <table:table-cell table:style-name="ce16"/>
          <table:table-cell table:number-columns-repeated="1015"/>
        </table:table-row>
        <table:table-row table:style-name="ro1">
          <table:table-cell/>
          <table:table-cell table:style-name="ce35" office:value-type="string">
            <text:p>GROS OEUVRE : effectif sur site = 3</text:p>
          </table:table-cell>
          <table:table-cell table:number-columns-repeated="1022"/>
        </table:table-row>
        <table:table-row-group table:display="false">
          <table:table-row table:style-name="ro1" table:visibility="collapse">
            <table:table-cell/>
            <table:table-cell table:style-name="ce33" table:number-columns-spanned="6" table:number-rows-spanned="1"/>
            <table:covered-table-cell table:number-columns-repeated="5"/>
            <table:table-cell table:number-columns-repeated="1017"/>
          </table:table-row>
          <table:table-row table:style-name="ro1" table:visibility="collapse">
            <table:table-cell/>
            <table:table-cell table:style-name="ce33" table:number-columns-spanned="6" table:number-rows-spanned="1"/>
            <table:covered-table-cell table:number-columns-repeated="5"/>
            <table:table-cell table:number-columns-repeated="1017"/>
          </table:table-row>
        </table:table-row-group>
        <table:table-row table:style-name="ro11">
          <table:table-cell table:style-name="ce14" office:value-type="string">
            <text:p>►</text:p>
          </table:table-cell>
          <table:table-cell table:style-name="ce36" office:value-type="string" table:number-columns-spanned="6" table:number-rows-spanned="1">
            <text:p>RAPPEL (depuis le 24/04/14) Tous logements : traitement antitermites :partiellement réalisé (faces extérieures, mais /pas en faces intérieures sous VS) : complété sauf en logement 24 : à compléter </text:p>
          </table:table-cell>
          <table:covered-table-cell table:number-columns-repeated="5" table:style-name="ce79"/>
          <table:table-cell table:number-columns-repeated="5"/>
          <table:table-cell table:style-name="ce33" table:number-columns-spanned="6" table:number-rows-spanned="1"/>
          <table:covered-table-cell table:number-columns-repeated="5"/>
          <table:table-cell table:number-columns-repeated="1006"/>
        </table:table-row>
        <table:table-row table:style-name="ro9">
          <table:table-cell table:style-name="ce14" office:value-type="string">
            <text:p>►</text:p>
          </table:table-cell>
          <table:table-cell table:style-name="ce36" office:value-type="string" table:number-columns-spanned="6" table:number-rows-spanned="1">
            <text:p>RAPPEL (depuis 31/07/14) : Maison <text:s/>30 : réseau extérieur d'évacuation en PVC : regard en partie haute du réseau (pignon 30): à maçonner</text:p>
          </table:table-cell>
          <table:covered-table-cell table:number-columns-repeated="5" table:style-name="ce79"/>
          <table:table-cell table:number-columns-repeated="5"/>
          <table:table-cell table:style-name="ce33"/>
          <table:table-cell table:number-columns-repeated="1011"/>
        </table:table-row>
        <table:table-row table:style-name="ro8">
          <table:table-cell table:style-name="ce14" office:value-type="string">
            <text:p>►</text:p>
          </table:table-cell>
          <table:table-cell table:style-name="ce36" office:value-type="string" table:number-columns-spanned="6" table:number-rows-spanned="1">
            <text:p>RAPPEL (depuis 31/07/14) : Logements 26,28,30 : vides sanitaires sous extensions : plots de chauffe eau : de manière à permettre aux EP passant dessous les maisons de ressortir côté cour, les plots de chauffe-eau seront, au minimum, à disquer et démolir ponctuellement (soigneusement) en point bas pour éviter la formation d'une mare en VS</text:p>
          </table:table-cell>
          <table:covered-table-cell table:number-columns-repeated="5" table:style-name="ce79"/>
          <table:table-cell table:number-columns-repeated="5"/>
          <table:table-cell table:style-name="ce33"/>
          <table:table-cell table:number-columns-repeated="1011"/>
        </table:table-row>
        <table:table-row table:style-name="ro12">
          <table:table-cell table:style-name="ce14" office:value-type="string">
            <text:p>►</text:p>
          </table:table-cell>
          <table:table-cell table:style-name="ce33" office:value-type="string" table:number-columns-spanned="6" table:number-rows-spanned="1">
            <text:p><text:span text:style-name="T1">RAPPEL</text:span> (depuis le 16/10/14) PROTEGER CARRELAGE EXISTANT – les nombreux éclats sur carrelage existant ont été repérés avant intervention des entreprises. Pas de stockage de matériel type blocs US, hourdis, poutrelles, etc... dans le logement en cours de travaux.</text:p>
          </table:table-cell>
          <table:covered-table-cell table:number-columns-repeated="5" table:style-name="ce80"/>
          <table:table-cell table:number-columns-repeated="1017"/>
        </table:table-row>
        <table:table-row table:style-name="ro1">
          <table:table-cell table:style-name="ce14"/>
          <table:table-cell table:style-name="ce37"/>
          <table:table-cell table:style-name="ce80" table:number-columns-repeated="5"/>
          <table:table-cell table:number-columns-repeated="1017"/>
        </table:table-row>
        <table:table-row-group>
          <table:table-row table:style-name="ro1">
            <table:table-cell/>
            <table:table-cell table:style-name="ce38" office:value-type="string">
              <text:p>REVÊTEMENTS DURS : effectif sur site = 1</text:p>
            </table:table-cell>
            <table:table-cell table:number-columns-repeated="1022"/>
          </table:table-row>
          <table:table-row table:style-name="ro1">
            <table:table-cell table:style-name="ce14"/>
            <table:table-cell table:style-name="ce33" office:value-type="string" table:number-columns-spanned="6" table:number-rows-spanned="1">
              <text:p>Logement 28 : angle faïence dans SDE : <text:s/>à traiter sans baguette PVC comme convenu ce jour</text:p>
            </table:table-cell>
            <table:covered-table-cell table:number-columns-repeated="5"/>
            <table:table-cell table:number-columns-repeated="1017"/>
          </table:table-row>
          <table:table-row table:style-name="ro1">
            <table:table-cell table:style-name="ce14"/>
            <table:table-cell table:style-name="ce33"/>
            <table:table-cell table:number-columns-repeated="1022"/>
          </table:table-row>
        </table:table-row-group>
        <table:table-row table:style-name="ro1">
          <table:table-cell/>
          <table:table-cell table:style-name="ce35" office:value-type="string">
            <text:p>COUVERTURE &amp; BARDAGE</text:p>
          </table:table-cell>
          <table:table-cell table:number-columns-repeated="1022"/>
        </table:table-row>
        <table:table-row table:style-name="ro9">
          <table:table-cell table:style-name="ce14" office:value-type="string">
            <text:p>►</text:p>
          </table:table-cell>
          <table:table-cell table:style-name="ce33" office:value-type="string" table:number-columns-spanned="6" table:number-rows-spanned="1">
            <text:p>RAPPEL (depuis 31/07/14) – logement 24 - Le zingueur doit finir son intervention sur sous-face chéneau (cf photo) : convenu en chantier : découpe du film apparent</text:p>
          </table:table-cell>
          <table:covered-table-cell table:number-columns-repeated="5" table:style-name="ce79"/>
          <table:table-cell table:number-columns-repeated="1017"/>
        </table:table-row>
        <table:table-row table:style-name="ro4">
          <table:table-cell table:style-name="ce14" office:value-type="string">
            <text:p>►</text:p>
          </table:table-cell>
          <table:table-cell table:style-name="ce33" office:value-type="string" table:number-columns-spanned="6" table:number-rows-spanned="1">
            <text:p>RAPPEL (depuis 10/04/14) – toutes extensions – cuisine: rayures sur bardage : à reprendre !</text:p>
          </table:table-cell>
          <table:covered-table-cell table:number-columns-repeated="5" table:style-name="ce81"/>
          <table:table-cell table:number-columns-repeated="1017"/>
        </table:table-row>
        <table:table-row table:style-name="ro9">
          <table:table-cell table:style-name="ce14" office:value-type="string">
            <text:p>►</text:p>
          </table:table-cell>
          <table:table-cell table:style-name="ce33" office:value-type="string" table:number-columns-spanned="6" table:number-rows-spanned="1">
            <text:p>RAPPEL (depuis le 14/08/14) : Logement 24 : tôle de rive avec film plastique qui se délite : à enlever proprement et intégralement</text:p>
          </table:table-cell>
          <table:covered-table-cell table:number-columns-repeated="5" table:style-name="ce81"/>
          <table:table-cell table:number-columns-repeated="1017"/>
        </table:table-row>
        <table:table-row table:style-name="ro1">
          <table:table-cell table:style-name="ce14"/>
          <table:table-cell table:style-name="ce33"/>
          <table:table-cell table:style-name="ce82" table:number-columns-repeated="5"/>
          <table:table-cell table:number-columns-repeated="1017"/>
        </table:table-row>
        <table:table-row table:style-name="ro1">
          <table:table-cell/>
          <table:table-cell table:style-name="ce38" office:value-type="string">
            <text:p>PLAQUES DE PLÂTRE</text:p>
          </table:table-cell>
          <table:table-cell table:number-columns-repeated="1022"/>
        </table:table-row>
        <table:table-row table:style-name="ro1">
          <table:table-cell table:style-name="ce14"/>
          <table:table-cell table:style-name="ce33" office:value-type="string" table:number-columns-spanned="6" table:number-rows-spanned="1">
            <text:p>Restent quelques menus trous à boucher et finitions angles (nouvelle cloison) à reprendre</text:p>
          </table:table-cell>
          <table:covered-table-cell table:number-columns-repeated="5"/>
          <table:table-cell table:number-columns-repeated="1017"/>
        </table:table-row>
        <table:table-row table:style-name="ro1">
          <table:table-cell table:style-name="ce14"/>
          <table:table-cell table:style-name="ce33"/>
          <table:table-cell table:number-columns-repeated="1022"/>
        </table:table-row>
        <table:table-row table:style-name="ro1">
          <table:table-cell/>
          <table:table-cell table:style-name="ce35" office:value-type="string">
            <text:p>MENUISERIES BOIS  : effectif sur site = 2</text:p>
          </table:table-cell>
          <table:table-cell table:number-columns-repeated="1022"/>
        </table:table-row>
        <table:table-row table:style-name="ro1">
          <table:table-cell/>
          <table:table-cell table:style-name="ce33" office:value-type="string" table:number-columns-spanned="6" table:number-rows-spanned="1">
            <text:p>Logement 28 : cache sur joint de tassement en coursive avec logement 30 à réaliser</text:p>
          </table:table-cell>
          <table:covered-table-cell table:number-columns-repeated="5"/>
          <table:table-cell table:number-columns-repeated="1017"/>
        </table:table-row>
        <table:table-row table:style-name="ro1">
          <table:table-cell/>
          <table:table-cell table:style-name="ce33" office:value-type="string" table:number-columns-spanned="6" table:number-rows-spanned="1">
            <text:p>Logement 28 : cache au-dessus de le menuiserie alu de salle d'eau à poser</text:p>
          </table:table-cell>
          <table:covered-table-cell table:number-columns-repeated="5"/>
          <table:table-cell table:number-columns-repeated="1017"/>
        </table:table-row>
        <table:table-row table:style-name="ro13">
          <table:table-cell/>
          <table:table-cell table:style-name="ce33" office:value-type="string" table:number-columns-spanned="6" table:number-rows-spanned="1">
            <text:p>Logement 28 : couvre-joint au niveau du joint de tassement entre extension et existant logement 30 (coursive)</text:p>
          </table:table-cell>
          <table:covered-table-cell table:number-columns-repeated="5"/>
          <table:table-cell table:number-columns-repeated="1017"/>
        </table:table-row>
        <table:table-row table:style-name="ro4">
          <table:table-cell table:style-name="ce14" office:value-type="string">
            <text:p>►</text:p>
          </table:table-cell>
          <table:table-cell table:style-name="ce33" office:value-type="string" table:number-columns-spanned="6" table:number-rows-spanned="1">
            <text:p>RAPPEL : Toutes menuiseries : prévoir communication des PAC</text:p>
          </table:table-cell>
          <table:covered-table-cell table:number-columns-repeated="5"/>
          <table:table-cell table:number-columns-repeated="1017"/>
        </table:table-row>
        <table:table-row table:style-name="ro1">
          <table:table-cell table:style-name="ce14"/>
          <table:table-cell table:style-name="ce33"/>
          <table:table-cell table:number-columns-repeated="1022"/>
        </table:table-row>
        <table:table-row table:style-name="ro1">
          <table:table-cell/>
          <table:table-cell table:style-name="ce35" office:value-type="string">
            <text:p>MENUISERIES PVC &amp; ALU </text:p>
          </table:table-cell>
          <table:table-cell table:number-columns-repeated="1022"/>
        </table:table-row>
        <table:table-row table:style-name="ro9">
          <table:table-cell table:style-name="ce14" office:value-type="string">
            <text:p>►</text:p>
          </table:table-cell>
          <table:table-cell table:style-name="ce33" office:value-type="string" table:number-columns-spanned="6" table:number-rows-spanned="1">
            <text:p>RAPPEL (depuis 17/07/14) fourniture PAC &amp; classement menuiseries (AEV) : un ex. papier à transmettre au CT</text:p>
          </table:table-cell>
          <table:covered-table-cell table:number-columns-repeated="5"/>
          <table:table-cell table:number-columns-repeated="1017"/>
        </table:table-row>
        <table:table-row table:style-name="ro1">
          <table:table-cell table:style-name="ce14"/>
          <table:table-cell table:style-name="ce33"/>
          <table:table-cell table:number-columns-repeated="1022"/>
        </table:table-row>
        <table:table-row table:style-name="ro1">
          <table:table-cell table:style-name="ce14"/>
          <table:table-cell table:style-name="ce35" office:value-type="string">
            <text:p>MENUISERIES METALLIQUE</text:p>
          </table:table-cell>
          <table:table-cell table:number-columns-repeated="1022"/>
        </table:table-row>
        <table:table-row table:style-name="ro12">
          <table:table-cell table:style-name="ce14"/>
          <table:table-cell table:style-name="ce33" office:value-type="string" table:number-columns-spanned="6" table:number-rows-spanned="1">
            <text:p>Tous logements : pose des garde corps entamée (logement 30), (ordre de priorité : mats TV, grilles &amp; GDC : en logement 30, puis en logement 28, puis en logement 24, puis enfin en logement 26)</text:p>
          </table:table-cell>
          <table:covered-table-cell table:number-columns-repeated="5"/>
          <table:table-cell table:number-columns-repeated="1017"/>
        </table:table-row>
        <table:table-row table:style-name="ro1">
          <table:table-cell table:style-name="ce14"/>
          <table:table-cell table:style-name="ce33" office:value-type="string" table:number-columns-spanned="6" table:number-rows-spanned="1">
            <text:p>Logement 28 : pose mat support TV-SAT : à finaliser pour le mercredi 5/10/2014</text:p>
          </table:table-cell>
          <table:covered-table-cell table:number-columns-repeated="5"/>
          <table:table-cell table:number-columns-repeated="1017"/>
        </table:table-row>
        <table:table-row table:style-name="ro13">
          <table:table-cell table:style-name="ce14" office:value-type="string">
            <text:p>►</text:p>
          </table:table-cell>
          <table:table-cell table:style-name="ce33" office:value-type="string" table:number-columns-spanned="6" table:number-rows-spanned="1">
            <text:p>RAPPEL (depuis 16/05/2014) : logement 24 : portail : chanfrein sur plaque de remplissage, &amp; modifier portail au niveau de la béquille extérieure</text:p>
          </table:table-cell>
          <table:covered-table-cell table:number-columns-repeated="5"/>
          <table:table-cell table:number-columns-repeated="1017"/>
        </table:table-row>
        <table:table-row-group table:display="false">
          <table:table-row table:style-name="ro4" table:visibility="collapse">
            <table:table-cell/>
            <table:table-cell table:style-name="ce31" office:value-type="string" table:number-columns-spanned="6" table:number-rows-spanned="1">
              <text:p>REVETEMENTS DURS</text:p>
            </table:table-cell>
            <table:covered-table-cell table:number-columns-repeated="5" table:style-name="ce82"/>
            <table:table-cell table:number-columns-repeated="1017"/>
          </table:table-row>
          <table:table-row table:style-name="ro1" table:visibility="collapse">
            <table:table-cell table:style-name="ce14"/>
            <table:table-cell table:style-name="ce39" table:number-columns-spanned="6" table:number-rows-spanned="1"/>
            <table:covered-table-cell table:number-columns-repeated="5" table:style-name="ce82"/>
            <table:table-cell table:number-columns-repeated="1017"/>
          </table:table-row>
          <table:table-row table:style-name="ro1" table:visibility="collapse">
            <table:table-cell table:style-name="ce14"/>
            <table:table-cell table:style-name="ce39"/>
            <table:table-cell table:style-name="ce82" table:number-columns-repeated="5"/>
            <table:table-cell table:number-columns-repeated="1017"/>
          </table:table-row>
          <table:table-row table:style-name="ro4" table:visibility="collapse">
            <table:table-cell/>
            <table:table-cell table:style-name="ce31" office:value-type="string" table:number-columns-spanned="6" table:number-rows-spanned="1">
              <text:p>PLOMBERIE </text:p>
            </table:table-cell>
            <table:covered-table-cell table:number-columns-repeated="5"/>
            <table:table-cell table:number-columns-repeated="1017"/>
          </table:table-row>
          <table:table-row table:style-name="ro1" table:visibility="collapse">
            <table:table-cell/>
            <table:table-cell table:style-name="ce33" table:number-columns-spanned="6" table:number-rows-spanned="1"/>
            <table:covered-table-cell table:number-columns-repeated="5"/>
            <table:table-cell table:number-columns-repeated="1017"/>
          </table:table-row>
        </table:table-row-group>
        <table:table-row table:style-name="ro1">
          <table:table-cell/>
          <table:table-cell table:style-name="ce33"/>
          <table:table-cell table:number-columns-repeated="1022"/>
        </table:table-row>
        <table:table-row table:style-name="ro1">
          <table:table-cell/>
          <table:table-cell table:style-name="ce31" office:value-type="string" table:number-columns-spanned="6" table:number-rows-spanned="1">
            <text:p>ELECTRICITE : effectif sur site : 0</text:p>
          </table:table-cell>
          <table:covered-table-cell table:number-columns-repeated="5"/>
          <table:table-cell table:number-columns-repeated="1017"/>
        </table:table-row>
        <table:table-row table:style-name="ro1">
          <table:table-cell/>
          <table:table-cell table:style-name="ce33" office:value-type="string" table:number-columns-spanned="6" table:number-rows-spanned="1">
            <text:p>RAS</text:p>
          </table:table-cell>
          <table:covered-table-cell table:number-columns-repeated="5"/>
          <table:table-cell table:number-columns-repeated="1017"/>
        </table:table-row>
        <table:table-row table:style-name="ro1">
          <table:table-cell table:style-name="ce14"/>
          <table:table-cell table:style-name="ce40" table:number-columns-spanned="6" table:number-rows-spanned="1"/>
          <table:covered-table-cell table:number-columns-repeated="5"/>
          <table:table-cell table:number-columns-repeated="1017"/>
        </table:table-row>
        <table:table-row table:style-name="ro4">
          <table:table-cell table:style-name="ce14"/>
          <table:table-cell table:style-name="ce31" office:value-type="string" table:number-columns-spanned="6" table:number-rows-spanned="1">
            <text:p>PLOMBERIE : effectif sur site = 1</text:p>
          </table:table-cell>
          <table:covered-table-cell table:number-columns-repeated="5"/>
          <table:table-cell table:number-columns-repeated="1017"/>
        </table:table-row>
        <table:table-row table:style-name="ro14">
          <table:table-cell table:style-name="ce14"/>
          <table:table-cell table:style-name="ce41" office:value-type="string" table:number-columns-spanned="6" table:number-rows-spanned="1">
            <text:p>RAS</text:p>
          </table:table-cell>
          <table:covered-table-cell table:number-columns-repeated="2"/>
          <table:covered-table-cell table:number-columns-repeated="3" table:style-name="ce61"/>
          <table:table-cell table:number-columns-repeated="1017"/>
        </table:table-row>
        <table:table-row table:style-name="ro1">
          <table:table-cell table:style-name="ce14"/>
          <table:table-cell table:style-name="ce40"/>
          <table:table-cell table:number-columns-repeated="1022"/>
        </table:table-row>
        <table:table-row table:style-name="ro1">
          <table:table-cell table:style-name="ce14"/>
          <table:table-cell table:style-name="ce31" office:value-type="string" table:number-columns-spanned="6" table:number-rows-spanned="1">
            <text:p>PEINTURE ETANCHEITE : effectif sur site = 3</text:p>
          </table:table-cell>
          <table:covered-table-cell table:number-columns-repeated="5"/>
          <table:table-cell table:number-columns-repeated="1017"/>
        </table:table-row>
        <table:table-row table:style-name="ro15">
          <table:table-cell table:style-name="ce14"/>
          <table:table-cell table:style-name="ce41" office:value-type="string" table:number-columns-spanned="6" table:number-rows-spanned="1">
            <text:p>RAS</text:p>
          </table:table-cell>
          <table:covered-table-cell table:number-columns-repeated="2"/>
          <table:covered-table-cell table:number-columns-repeated="3" table:style-name="ce61"/>
          <table:table-cell table:number-columns-repeated="1017"/>
        </table:table-row>
        <table:table-row table:style-name="ro1">
          <table:table-cell/>
          <table:table-cell table:style-name="ce42"/>
          <table:table-cell table:number-columns-repeated="2"/>
          <table:table-cell table:style-name="ce61" table:number-columns-repeated="3"/>
          <table:table-cell table:number-columns-repeated="1017"/>
        </table:table-row>
        <table:table-row table:style-name="ro1">
          <table:table-cell table:style-name="ce11" office:value-type="string">
            <text:p>3</text:p>
          </table:table-cell>
          <table:table-cell table:style-name="ce43" office:value-type="string">
            <text:p>PLANNING DE SEMAINE PROCHAINE : DOIT être fait pour prochaine réunion de chantier</text:p>
          </table:table-cell>
          <table:table-cell table:style-name="ce83" table:number-columns-repeated="4"/>
          <table:table-cell table:style-name="ce118"/>
          <table:table-cell table:number-columns-repeated="1017"/>
        </table:table-row>
        <table:table-row table:style-name="ro1">
          <table:table-cell table:style-name="ce11"/>
          <table:table-cell table:style-name="ce44" table:number-columns-spanned="6" table:number-rows-spanned="1"/>
          <table:covered-table-cell table:number-columns-repeated="4" table:style-name="ce83"/>
          <table:covered-table-cell table:style-name="ce118"/>
          <table:table-cell table:number-columns-repeated="1017"/>
        </table:table-row>
        <table:table-row table:style-name="ro14">
          <table:table-cell table:style-name="ce13"/>
          <table:table-cell table:style-name="ce45" office:value-type="string" table:number-columns-spanned="6" table:number-rows-spanned="1">
            <text:p>Logement 28</text:p>
          </table:table-cell>
          <table:covered-table-cell table:number-columns-repeated="5" table:style-name="ce82"/>
          <table:table-cell table:number-columns-repeated="1017"/>
        </table:table-row>
        <table:table-row table:style-name="ro15">
          <table:table-cell table:style-name="ce13"/>
          <table:table-cell table:style-name="ce46" office:value-type="string" table:number-columns-spanned="6" table:number-rows-spanned="1">
            <text:p>→ Ent. Grondin / CE2J : <text:span text:style-name="T1">priorité</text:span> : carrelages &amp; faïences : pour le lundi 03/11</text:p>
          </table:table-cell>
          <table:covered-table-cell table:number-columns-repeated="5" table:style-name="ce82"/>
          <table:table-cell table:number-columns-repeated="1017"/>
        </table:table-row>
        <table:table-row table:style-name="ro15">
          <table:table-cell table:style-name="ce13"/>
          <table:table-cell table:style-name="ce47" office:value-type="string" table:number-columns-spanned="6" table:number-rows-spanned="1">
            <text:p>→ Ent. Grondin : garde corps, grilles et mat TV : pour le mardi 04/11</text:p>
          </table:table-cell>
          <table:covered-table-cell table:number-columns-repeated="5" table:style-name="ce82"/>
          <table:table-cell table:number-columns-repeated="1017"/>
        </table:table-row>
        <table:table-row table:style-name="ro15">
          <table:table-cell table:style-name="ce13"/>
          <table:table-cell table:style-name="ce47" office:value-type="string" table:number-columns-spanned="6" table:number-rows-spanned="1">
            <text:p>→ Ent. ECOI : tableau &amp; appareillages hors caches finition : pour le mardi 04/11</text:p>
          </table:table-cell>
          <table:covered-table-cell table:number-columns-repeated="5" table:style-name="ce82"/>
          <table:table-cell table:number-columns-repeated="1017"/>
        </table:table-row>
        <table:table-row table:style-name="ro15">
          <table:table-cell table:style-name="ce13"/>
          <table:table-cell table:style-name="ce47" office:value-type="string" table:number-columns-spanned="6" table:number-rows-spanned="1">
            <text:p>→ Ent. DLA : faïence sanitaire &amp; robinetteries : pour le mardi 04/11</text:p>
          </table:table-cell>
          <table:covered-table-cell table:number-columns-repeated="5" table:style-name="ce82"/>
          <table:table-cell table:number-columns-repeated="1017"/>
        </table:table-row>
        <table:table-row table:style-name="ro15">
          <table:table-cell table:style-name="ce13"/>
          <table:table-cell table:style-name="ce47" office:value-type="string" table:number-columns-spanned="6" table:number-rows-spanned="1">
            <text:p>→ Ent. Grondin : menuiseries bois – derniers reglages &amp; vitres : pour le mardi 04/11</text:p>
          </table:table-cell>
          <table:covered-table-cell table:number-columns-repeated="5" table:style-name="ce82"/>
          <table:table-cell table:number-columns-repeated="1017"/>
        </table:table-row>
        <table:table-row table:style-name="ro16">
          <table:table-cell table:style-name="ce13"/>
          <table:table-cell table:style-name="ce47" office:value-type="string" table:number-columns-spanned="6" table:number-rows-spanned="1">
            <text:p>→ Ent. EEPB : peintures intérieures : entamé le 28/10, seconde couche apres electricien &amp; plombier le mercredi 05/11</text:p>
          </table:table-cell>
          <table:covered-table-cell table:number-columns-repeated="5" table:style-name="ce82"/>
          <table:table-cell table:number-columns-repeated="1017"/>
        </table:table-row>
        <table:table-row table:style-name="ro15">
          <table:table-cell table:style-name="ce13"/>
          <table:table-cell table:style-name="ce47" office:value-type="string" table:number-columns-spanned="6" table:number-rows-spanned="1">
            <text:p>→ Ent. ECOI : caches finition : posés le jeudi 06/11, avant la reception</text:p>
          </table:table-cell>
          <table:covered-table-cell table:number-columns-repeated="5" table:style-name="ce82"/>
          <table:table-cell table:number-columns-repeated="1017"/>
        </table:table-row>
        <table:table-row table:style-name="ro16">
          <table:table-cell table:style-name="ce13"/>
          <table:table-cell table:style-name="ce47" office:value-type="string" table:number-columns-spanned="6" table:number-rows-spanned="1">
            <text:p>→ Ent. EEPB : peinture intérieure : nettoyage general &amp; éventuelles retouches le jeudi 06/11 avant la reception</text:p>
          </table:table-cell>
          <table:covered-table-cell table:number-columns-repeated="5" table:style-name="ce84"/>
          <table:table-cell table:number-columns-repeated="1017"/>
        </table:table-row>
        <table:table-row table:style-name="ro14">
          <table:table-cell table:style-name="ce13"/>
          <table:table-cell table:style-name="ce48" office:value-type="string">
            <text:p>Rappels :</text:p>
          </table:table-cell>
          <table:table-cell table:style-name="ce84" table:number-columns-repeated="5"/>
          <table:table-cell table:number-columns-repeated="1017"/>
        </table:table-row>
        <table:table-row table:style-name="ro17">
          <table:table-cell table:style-name="ce13"/>
          <table:table-cell table:style-name="ce49" office:value-type="string" table:number-columns-spanned="6" table:number-rows-spanned="1">
            <text:p><text:span text:style-name="T2">→ </text:span><text:span text:style-name="T3">Ent. GRONDIN : RAPPEL : transmission PAC menuiserie alu au CT : 1 exemplaire </text:span><text:span text:style-name="T3">papier</text:span></text:p>
          </table:table-cell>
          <table:covered-table-cell table:number-columns-repeated="5" table:style-name="ce85"/>
          <table:table-cell table:number-columns-repeated="1017"/>
        </table:table-row>
        <table:table-row table:style-name="ro14">
          <table:table-cell table:style-name="ce13"/>
          <table:table-cell table:style-name="ce49" office:value-type="string" table:number-columns-spanned="6" table:number-rows-spanned="1">
            <text:p>→ Ent. Grondin / CE2J : <text:span text:style-name="T4">dé béton de support du regard VRD</text:span> &amp; réseau PVC (pignon)</text:p>
          </table:table-cell>
          <table:covered-table-cell table:number-columns-repeated="5" table:style-name="ce85"/>
          <table:table-cell table:number-columns-repeated="1017"/>
        </table:table-row>
        <table:table-row table:style-name="ro14">
          <table:table-cell table:style-name="ce13"/>
          <table:table-cell table:style-name="ce50" office:value-type="string" table:number-columns-spanned="6" table:number-rows-spanned="1">
            <text:p>Logement 24</text:p>
          </table:table-cell>
          <table:covered-table-cell table:number-columns-repeated="5" table:style-name="ce81"/>
          <table:table-cell table:number-columns-repeated="1017"/>
        </table:table-row>
        <table:table-row table:style-name="ro18">
          <table:table-cell table:style-name="ce13"/>
          <table:table-cell table:style-name="ce49" office:value-type="string" table:number-columns-spanned="6" table:number-rows-spanned="1">
            <text:p>→ (rappel) Ent. Grondin / CE2J : logement 24 : dé béton de support du regard VRD &amp; réseau PVC (initialement planifié pour le 08/07) : à réaliser lorsque le logement 24 sera de nouveau vide, c'est à dire immédiatement apres la livraison du logment 30</text:p>
          </table:table-cell>
          <table:covered-table-cell table:number-columns-repeated="5" table:style-name="ce81"/>
          <table:table-cell table:number-columns-repeated="1017"/>
        </table:table-row>
        <table:table-row-group table:display="false">
          <table:table-row table:style-name="ro17" table:visibility="collapse">
            <table:table-cell table:style-name="ce13"/>
            <table:table-cell table:style-name="ce51" office:value-type="string" table:number-columns-spanned="6" table:number-rows-spanned="1">
              <text:p><text:span text:style-name="T2">→ </text:span><text:span text:style-name="T3">Ent. GRONDIN : pose grilles &amp; supports d'antennes &amp; garde-corps escalier (initialement </text:span><text:span text:style-name="T3">prévue le 03/07 )</text:span></text:p>
            </table:table-cell>
            <table:covered-table-cell table:number-columns-repeated="5" table:style-name="ce81"/>
            <table:table-cell table:number-columns-repeated="1017"/>
          </table:table-row>
        </table:table-row-group>
        <table:table-row table:style-name="ro18">
          <table:table-cell table:style-name="ce13"/>
          <table:table-cell table:style-name="ce49" office:value-type="string" table:number-columns-spanned="6" table:number-rows-spanned="1">
            <text:p>→ (rappel) Ent. Grondin / CE2J : logement 24 : finition sous-face chéneau de coursive (initialement planifié pour 17/07) : à réaliser lorsque le logement 24 sera de nouveau vide, c'est à dire immédiatement apres la livraison du logment 30 : le 29/08/14</text:p>
          </table:table-cell>
          <table:covered-table-cell table:number-columns-repeated="5" table:style-name="ce81"/>
          <table:table-cell table:number-columns-repeated="1017"/>
        </table:table-row>
        <table:table-row-group table:display="false">
          <table:table-row table:style-name="ro17" table:visibility="collapse">
            <table:table-cell table:style-name="ce13"/>
            <table:table-cell table:style-name="ce47" office:value-type="string" table:number-columns-spanned="6" table:number-rows-spanned="1">
              <text:p><text:span text:style-name="T2">→ </text:span><text:span text:style-name="T3">Ent. GRONDIN : elements bois en fixation bardage cuisine initialement prévu à partir du </text:span><text:span text:style-name="T3">02/07, apres reprise du peintre soit pour le 09/07 (commencer fabrication immédiatement)</text:span></text:p>
            </table:table-cell>
            <table:covered-table-cell table:number-columns-repeated="5" table:style-name="ce84"/>
            <table:table-cell table:number-columns-repeated="1017"/>
          </table:table-row>
          <table:table-row table:style-name="ro14" table:visibility="collapse">
            <table:table-cell table:style-name="ce13"/>
            <table:table-cell table:style-name="ce42" office:value-type="string" table:number-columns-spanned="6" table:number-rows-spanned="1">
              <text:p><text:span text:style-name="T5">→ </text:span><text:span text:style-name="T6">Ent. ECOI intervient pour finalisation de ses equipements : en cours</text:span></text:p>
            </table:table-cell>
            <table:covered-table-cell table:number-columns-repeated="5" table:style-name="ce76"/>
            <table:table-cell table:number-columns-repeated="1017"/>
          </table:table-row>
          <table:table-row table:style-name="ro14" table:visibility="collapse">
            <table:table-cell/>
            <table:table-cell table:style-name="ce47" office:value-type="string" table:number-columns-spanned="6" table:number-rows-spanned="1">
              <text:p><text:span text:style-name="T2">→ </text:span><text:span text:style-name="T3">Ent. DLA : pose faïences sanitsaires et robinetterie : en cours</text:span></text:p>
            </table:table-cell>
            <table:covered-table-cell table:number-columns-repeated="5"/>
            <table:table-cell table:number-columns-repeated="2"/>
            <table:table-cell table:style-name="ce21"/>
            <table:table-cell table:number-columns-repeated="1014"/>
          </table:table-row>
          <table:table-row table:style-name="ro14" table:visibility="collapse">
            <table:table-cell/>
            <table:table-cell table:style-name="ce47" office:value-type="string" table:number-columns-spanned="6" table:number-rows-spanned="1">
              <text:p><text:span text:style-name="T2">→ </text:span><text:span text:style-name="T3">Ent. GRONDIN : pose garde-corps escalier le 10/07 (intervention repoussée)</text:span></text:p>
            </table:table-cell>
            <table:covered-table-cell table:number-columns-repeated="5"/>
            <table:table-cell table:number-columns-repeated="2"/>
            <table:table-cell table:style-name="ce21"/>
            <table:table-cell table:number-columns-repeated="1014"/>
          </table:table-row>
          <table:table-row table:style-name="ro14" table:visibility="collapse">
            <table:table-cell/>
            <table:table-cell table:style-name="ce47" office:value-type="string" table:number-columns-spanned="6" table:number-rows-spanned="1">
              <text:p><text:span text:style-name="T2">→ </text:span><text:span text:style-name="T3">Ent. GRONDIN : pose clôture le 10/07</text:span></text:p>
            </table:table-cell>
            <table:covered-table-cell table:number-columns-repeated="5"/>
            <table:table-cell table:number-columns-repeated="2"/>
            <table:table-cell table:style-name="ce21"/>
            <table:table-cell table:number-columns-repeated="1014"/>
          </table:table-row>
        </table:table-row-group>
        <table:table-row table:style-name="ro1">
          <table:table-cell/>
          <table:table-cell table:style-name="ce47"/>
          <table:table-cell table:number-columns-repeated="7"/>
          <table:table-cell table:style-name="ce21"/>
          <table:table-cell table:number-columns-repeated="1014"/>
        </table:table-row>
        <table:table-row table:style-name="ro1">
          <table:table-cell table:style-name="ce11" office:value-type="string">
            <text:p>4</text:p>
          </table:table-cell>
          <table:table-cell table:style-name="ce43" office:value-type="string">
            <text:p>PLANNING MOIS EN COURS</text:p>
          </table:table-cell>
          <table:table-cell table:style-name="ce83" table:number-columns-repeated="4"/>
          <table:table-cell table:style-name="ce118"/>
          <table:table-cell table:number-columns-repeated="1017"/>
        </table:table-row>
        <table:table-row table:style-name="ro1">
          <table:table-cell table:style-name="ce11"/>
          <table:table-cell table:style-name="ce44" table:number-columns-spanned="6" table:number-rows-spanned="1"/>
          <table:covered-table-cell table:number-columns-repeated="4" table:style-name="ce83"/>
          <table:covered-table-cell table:style-name="ce118"/>
          <table:table-cell table:number-columns-repeated="1017"/>
        </table:table-row>
        <table:table-row table:style-name="ro15">
          <table:table-cell table:style-name="ce11"/>
          <table:table-cell table:style-name="ce45" office:value-type="string" table:number-columns-spanned="6" table:number-rows-spanned="1">
            <text:p>Logement 24 : réhabilitation existant (logement de transition) : reprises &amp; finitions</text:p>
          </table:table-cell>
          <table:covered-table-cell table:number-columns-repeated="4" table:style-name="ce86"/>
          <table:covered-table-cell table:style-name="ce119"/>
          <table:table-cell table:number-columns-repeated="1017"/>
        </table:table-row>
        <table:table-row-group table:display="false">
          <table:table-row table:style-name="ro14" table:visibility="collapse">
            <table:table-cell/>
            <table:table-cell table:style-name="ce42" office:value-type="string" table:number-columns-spanned="6" table:number-rows-spanned="1">
              <text:p>Démolition : semaine 41 : ok</text:p>
            </table:table-cell>
            <table:covered-table-cell table:number-columns-repeated="5" table:style-name="ce84"/>
            <table:table-cell table:number-columns-repeated="2"/>
            <table:table-cell table:style-name="ce21"/>
            <table:table-cell table:number-columns-repeated="1014"/>
          </table:table-row>
          <table:table-row table:style-name="ro14" table:visibility="collapse">
            <table:table-cell/>
            <table:table-cell table:style-name="ce42" office:value-type="string" table:number-columns-spanned="6" table:number-rows-spanned="1">
              <text:p>Réalisation dalle béton de SDE : semaine 42 : ok</text:p>
            </table:table-cell>
            <table:covered-table-cell table:number-columns-repeated="5" table:style-name="ce84"/>
            <table:table-cell table:number-columns-repeated="2"/>
            <table:table-cell table:style-name="ce21"/>
            <table:table-cell table:number-columns-repeated="1014"/>
          </table:table-row>
          <table:table-row table:style-name="ro14" table:visibility="collapse">
            <table:table-cell/>
            <table:table-cell table:style-name="ce42" office:value-type="string" table:number-columns-spanned="6" table:number-rows-spanned="1">
              <text:p>Réalisation installation electrique en sous face couverture : semaine 42 : ok</text:p>
            </table:table-cell>
            <table:covered-table-cell table:number-columns-repeated="5" table:style-name="ce84"/>
            <table:table-cell table:number-columns-repeated="2"/>
            <table:table-cell table:style-name="ce21"/>
            <table:table-cell table:number-columns-repeated="1014"/>
          </table:table-row>
          <table:table-row table:style-name="ro14" table:visibility="collapse">
            <table:table-cell table:style-name="ce15" office:value-type="string">
              <text:p>CE2J</text:p>
            </table:table-cell>
            <table:table-cell table:style-name="ce52" office:value-type="string" table:number-columns-spanned="6" table:number-rows-spanned="1">
              <text:p>Réalisation cloisons en blocs US de 9 : semaine 43 <text:s/>: en cours, à finaliser pour le lundi 20/10</text:p>
            </table:table-cell>
            <table:covered-table-cell table:number-columns-repeated="5" table:style-name="ce84"/>
            <table:table-cell table:number-columns-repeated="2"/>
            <table:table-cell table:style-name="ce21"/>
            <table:table-cell table:number-columns-repeated="1014"/>
          </table:table-row>
          <table:table-row table:style-name="ro14" table:visibility="collapse">
            <table:table-cell table:style-name="ce15" office:value-type="string">
              <text:p>CE2J</text:p>
            </table:table-cell>
            <table:table-cell table:style-name="ce42" office:value-type="string" table:number-columns-spanned="6" table:number-rows-spanned="1">
              <text:p>Réalisation isolation : semaine 42 : en cours, à finaliser pour le vendredi 17/10</text:p>
            </table:table-cell>
            <table:covered-table-cell table:number-columns-repeated="5" table:style-name="ce84"/>
            <table:table-cell table:number-columns-repeated="2"/>
            <table:table-cell table:style-name="ce21"/>
            <table:table-cell table:number-columns-repeated="1014"/>
          </table:table-row>
          <table:table-row table:style-name="ro14" table:visibility="collapse">
            <table:table-cell table:style-name="ce15" office:value-type="string">
              <text:p>ECOI</text:p>
            </table:table-cell>
            <table:table-cell table:style-name="ce42" office:value-type="string" table:number-columns-spanned="6" table:number-rows-spanned="1">
              <text:p>Réalisation réseau electrique (faux plafond) : en cours, à finaliser le vendredi 17/10</text:p>
            </table:table-cell>
            <table:covered-table-cell table:number-columns-repeated="5" table:style-name="ce84"/>
            <table:table-cell table:number-columns-repeated="2"/>
            <table:table-cell table:style-name="ce21"/>
            <table:table-cell table:number-columns-repeated="1014"/>
          </table:table-row>
          <table:table-row table:style-name="ro14" table:visibility="collapse">
            <table:table-cell table:style-name="ce15" office:value-type="string">
              <text:p>CE2J</text:p>
            </table:table-cell>
            <table:table-cell table:style-name="ce42" office:value-type="string" table:number-columns-spanned="6" table:number-rows-spanned="1">
              <text:p>Réalisation plaques de plâtre : semaine 43 : entamer le 17, à finaliser pour le mardi 21/10</text:p>
            </table:table-cell>
            <table:covered-table-cell table:number-columns-repeated="5" table:style-name="ce84"/>
            <table:table-cell table:number-columns-repeated="2"/>
            <table:table-cell table:style-name="ce21"/>
            <table:table-cell table:number-columns-repeated="1014"/>
          </table:table-row>
          <table:table-row table:style-name="ro14" table:visibility="collapse">
            <table:table-cell table:style-name="ce15" office:value-type="string">
              <text:p>ECOI</text:p>
            </table:table-cell>
            <table:table-cell table:style-name="ce42" office:value-type="string" table:number-columns-spanned="6" table:number-rows-spanned="1">
              <text:p>Pose equipements electriques : semaine 43 : entamer le 20, à finaliser le mardi 21/10</text:p>
            </table:table-cell>
            <table:covered-table-cell table:number-columns-repeated="5" table:style-name="ce84"/>
            <table:table-cell table:number-columns-repeated="2"/>
            <table:table-cell table:style-name="ce21"/>
            <table:table-cell table:number-columns-repeated="1014"/>
          </table:table-row>
        </table:table-row-group>
        <table:table-row table:style-name="ro16">
          <table:table-cell table:style-name="ce15" office:value-type="string">
            <text:p>EEPB</text:p>
          </table:table-cell>
          <table:table-cell table:style-name="ce52" office:value-type="string" table:number-columns-spanned="6" table:number-rows-spanned="1">
            <text:p>finitions en peinture intérieure &amp; éventuelles reprises en extérieur : anticiper approvisionnement : pour le vendredi 07/11</text:p>
          </table:table-cell>
          <table:covered-table-cell table:number-columns-repeated="5" table:style-name="ce84"/>
          <table:table-cell table:number-columns-repeated="2"/>
          <table:table-cell table:style-name="ce21"/>
          <table:table-cell table:number-columns-repeated="1014"/>
        </table:table-row>
        <table:table-row table:style-name="ro15">
          <table:table-cell table:style-name="ce15" office:value-type="string">
            <text:p>GROND</text:p>
          </table:table-cell>
          <table:table-cell table:style-name="ce42" office:value-type="string" table:number-columns-spanned="6" table:number-rows-spanned="1">
            <text:p>pose des garde corps, mats &amp; grilles métalliques : pour le vendredi 07/11</text:p>
          </table:table-cell>
          <table:covered-table-cell table:number-columns-repeated="5"/>
          <table:table-cell table:number-columns-repeated="2"/>
          <table:table-cell table:style-name="ce21"/>
          <table:table-cell table:number-columns-repeated="1014"/>
        </table:table-row>
        <table:table-row table:style-name="ro14">
          <table:table-cell table:style-name="ce15" office:value-type="string">
            <text:p>GROND</text:p>
          </table:table-cell>
          <table:table-cell table:style-name="ce42" office:value-type="string" table:number-columns-spanned="6" table:number-rows-spanned="1">
            <text:p>Réalisation menuiseries bois intérieures : entamé le 21, à finaliser pour le jeudi 23/10</text:p>
          </table:table-cell>
          <table:covered-table-cell table:number-columns-repeated="5"/>
          <table:table-cell table:number-columns-repeated="2"/>
          <table:table-cell table:style-name="ce21"/>
          <table:table-cell table:number-columns-repeated="1014"/>
        </table:table-row>
        <table:table-row table:style-name="ro14">
          <table:table-cell table:style-name="ce15" office:value-type="string">
            <text:p>CE2J</text:p>
          </table:table-cell>
          <table:table-cell table:style-name="ce52" office:value-type="string" table:number-columns-spanned="6" table:number-rows-spanned="1">
            <text:p>Réalisation carrelages &amp; faïences : semaine 44 : entamé le 27, à finaliser pour le jeudi 30/10</text:p>
          </table:table-cell>
          <table:covered-table-cell table:number-columns-repeated="5"/>
          <table:table-cell table:number-columns-repeated="2"/>
          <table:table-cell table:style-name="ce21"/>
          <table:table-cell table:number-columns-repeated="1014"/>
        </table:table-row>
        <table:table-row table:style-name="ro1">
          <table:table-cell table:style-name="ce15"/>
          <table:table-cell table:style-name="ce42" table:number-columns-spanned="6" table:number-rows-spanned="1"/>
          <table:covered-table-cell table:number-columns-repeated="5"/>
          <table:table-cell table:number-columns-repeated="2"/>
          <table:table-cell table:style-name="ce21"/>
          <table:table-cell table:number-columns-repeated="1014"/>
        </table:table-row>
        <table:table-row table:style-name="ro15">
          <table:table-cell table:style-name="ce15"/>
          <table:table-cell table:style-name="ce45" office:value-type="string" table:number-columns-spanned="6" table:number-rows-spanned="1">
            <text:p>Logement 26 : réhabilitation existant</text:p>
          </table:table-cell>
          <table:covered-table-cell table:number-columns-repeated="5"/>
          <table:table-cell table:number-columns-repeated="2"/>
          <table:table-cell table:style-name="ce21"/>
          <table:table-cell table:number-columns-repeated="1014"/>
        </table:table-row>
        <table:table-row table:style-name="ro16">
          <table:table-cell table:style-name="ce15" office:value-type="string">
            <text:p>GROND</text:p>
          </table:table-cell>
          <table:table-cell table:style-name="ce42" office:value-type="string" table:number-columns-spanned="6" table:number-rows-spanned="1">
            <text:p>demolition dalle poutrelles entrevous dans existant entamé dès que mis à disposition, si possible des le jeudi 13/11 : prévoir approvisionnement matériaux pour le 17/11</text:p>
          </table:table-cell>
          <table:covered-table-cell table:number-columns-repeated="5"/>
          <table:table-cell table:number-columns-repeated="2"/>
          <table:table-cell table:style-name="ce21"/>
          <table:table-cell table:number-columns-repeated="1014"/>
        </table:table-row>
        <table:table-row table:style-name="ro15">
          <table:table-cell table:style-name="ce15" office:value-type="string">
            <text:p>GROND</text:p>
          </table:table-cell>
          <table:table-cell table:style-name="ce42" office:value-type="string" table:number-columns-spanned="6" table:number-rows-spanned="1">
            <text:p>menuiseries bois &amp; alu : prévoir <text:span text:style-name="T7">dès à présent</text:span> approvisionnement pour le 24/11</text:p>
          </table:table-cell>
          <table:covered-table-cell table:number-columns-repeated="5"/>
          <table:table-cell table:number-columns-repeated="2"/>
          <table:table-cell table:style-name="ce21"/>
          <table:table-cell table:number-columns-repeated="1014"/>
        </table:table-row>
        <table:table-row table:style-name="ro1">
          <table:table-cell table:style-name="ce15"/>
          <table:table-cell table:style-name="ce42"/>
          <table:table-cell table:number-columns-repeated="7"/>
          <table:table-cell table:style-name="ce21"/>
          <table:table-cell table:number-columns-repeated="1014"/>
        </table:table-row>
        <table:table-row table:style-name="ro14">
          <table:table-cell table:style-name="ce11"/>
          <table:table-cell table:style-name="ce45" office:value-type="string" table:number-columns-spanned="6" table:number-rows-spanned="1">
            <text:p>Ensemble des logements </text:p>
          </table:table-cell>
          <table:covered-table-cell table:number-columns-repeated="4" table:style-name="ce86"/>
          <table:covered-table-cell table:style-name="ce119"/>
          <table:table-cell table:number-columns-repeated="1017"/>
        </table:table-row>
        <table:table-row-group table:display="false">
          <table:table-row table:style-name="ro17" table:visibility="collapse">
            <table:table-cell table:style-name="ce13"/>
            <table:table-cell table:style-name="ce47" office:value-type="string" table:number-columns-spanned="6" table:number-rows-spanned="1">
              <text:p><text:span text:style-name="T2">→ </text:span><text:span text:style-name="T3">Ent. GRONDIN <text:s/>/ CE2J : </text:span><text:span text:style-name="T8">nettoyage de l'ensemble du site</text:span><text:span text:style-name="T3">, si pas réalisé semaine prochaine, </text:span><text:span text:style-name="T3">sera fait à ses frais par une autre entreprise : pour le </text:span></text:p>
            </table:table-cell>
            <table:covered-table-cell table:number-columns-repeated="5" table:style-name="ce84"/>
            <table:table-cell table:number-columns-repeated="1017"/>
          </table:table-row>
        </table:table-row-group>
        <table:table-row table:style-name="ro17">
          <table:table-cell table:style-name="ce14" office:value-type="string">
            <text:p>►</text:p>
          </table:table-cell>
          <table:table-cell table:style-name="ce53" office:value-type="string" table:number-columns-spanned="6" table:number-rows-spanned="1">
            <text:p><text:span text:style-name="T3">RAPPEL (demandé depuis le </text:span><text:span text:style-name="T8">03/07/14</text:span><text:span text:style-name="T3">) → Ent. GRONDIN <text:s/>/ CE2J : </text:span><text:span text:style-name="T9">fermeture 1 cuisine </text:span><text:span text:style-name="T3"><text:s/></text:span><text:span text:style-name="T3">pour stockage matériaux &amp; équipements : ne doivent pas être stockés en intérieur</text:span></text:p>
          </table:table-cell>
          <table:covered-table-cell table:number-columns-repeated="5" table:style-name="ce84"/>
          <table:table-cell table:number-columns-repeated="1017"/>
        </table:table-row>
        <table:table-row table:style-name="ro17">
          <table:table-cell table:style-name="ce13"/>
          <table:table-cell table:style-name="ce47" office:value-type="string" table:number-columns-spanned="6" table:number-rows-spanned="1">
            <text:p>→ Ent. Grondin / CE2J : retouches sur tôles de bardage à réaliser sur l'ensemble des extensions de logements<text:span text:style-name="T3"> : intervention à prévoir</text:span></text:p>
          </table:table-cell>
          <table:covered-table-cell table:number-columns-repeated="5" table:style-name="ce84"/>
          <table:table-cell table:number-columns-repeated="1017"/>
        </table:table-row>
        <table:table-row table:style-name="ro17">
          <table:table-cell table:style-name="ce13"/>
          <table:table-cell table:style-name="ce47" office:value-type="string" table:number-columns-spanned="6" table:number-rows-spanned="1">
            <text:p>→ Ent. Grondin : pose des GDC &amp; grilles : retardé cause erreur de réalisation : reporté dans 15 jours</text:p>
          </table:table-cell>
          <table:covered-table-cell table:number-columns-repeated="5" table:style-name="ce84"/>
          <table:table-cell table:number-columns-repeated="1017"/>
        </table:table-row>
        <table:table-row table:style-name="ro1">
          <table:table-cell table:style-name="ce13"/>
          <table:table-cell table:style-name="ce47"/>
          <table:table-cell table:style-name="ce84" table:number-columns-repeated="5"/>
          <table:table-cell table:number-columns-repeated="1017"/>
        </table:table-row>
        <table:table-row table:style-name="ro15">
          <table:table-cell/>
          <table:table-cell table:style-name="ce45" office:value-type="string" table:number-columns-spanned="6" table:number-rows-spanned="1">
            <text:p>OPR : reportée au jeudi 06/11/2014</text:p>
          </table:table-cell>
          <table:covered-table-cell table:number-columns-repeated="5" table:style-name="ce82"/>
          <table:table-cell table:number-columns-repeated="2"/>
          <table:table-cell table:style-name="ce21"/>
          <table:table-cell table:number-columns-repeated="1014"/>
        </table:table-row>
        <table:table-row table:style-name="ro15">
          <table:table-cell/>
          <table:table-cell table:style-name="ce45" office:value-type="string" table:number-columns-spanned="6" table:number-rows-spanned="1">
            <text:p>Reception : reportée au jeudi 06/11/2014</text:p>
          </table:table-cell>
          <table:covered-table-cell table:number-columns-repeated="5" table:style-name="ce82"/>
          <table:table-cell table:number-columns-repeated="2"/>
          <table:table-cell table:style-name="ce21"/>
          <table:table-cell table:number-columns-repeated="1014"/>
        </table:table-row>
        <table:table-row table:style-name="ro15">
          <table:table-cell/>
          <table:table-cell table:style-name="ce45" office:value-type="string" table:number-columns-spanned="6" table:number-rows-spanned="1">
            <text:p>transfert de M. AUCOURT : du n°24 vers le n°28 : possible à partir du jeudi 14h00</text:p>
          </table:table-cell>
          <table:covered-table-cell table:number-columns-repeated="5" table:style-name="ce82"/>
          <table:table-cell table:number-columns-repeated="2"/>
          <table:table-cell table:style-name="ce21"/>
          <table:table-cell table:number-columns-repeated="1014"/>
        </table:table-row>
        <table:table-row table:style-name="ro15">
          <table:table-cell/>
          <table:table-cell table:style-name="ce45" office:value-type="string" table:number-columns-spanned="6" table:number-rows-spanned="1">
            <text:p>Logement suivant : n°24, dès qu'il est libéré, si possible dès le vendredi 14h00</text:p>
          </table:table-cell>
          <table:covered-table-cell table:number-columns-repeated="5" table:style-name="ce82"/>
          <table:table-cell table:number-columns-repeated="2"/>
          <table:table-cell table:style-name="ce21"/>
          <table:table-cell table:number-columns-repeated="1014"/>
        </table:table-row>
        <table:table-row table:style-name="ro19">
          <table:table-cell/>
          <table:table-cell table:style-name="ce42" office:value-type="string" table:number-columns-spanned="6" table:number-rows-spanned="1">
            <text:p>le logement 24, si tout se passe sans retard (déménagements), sera accessible aux entreprises seulement les vendredi 7/11 et, éventuellement, lundi 10/11; pour tenir le planning et finir cette année l'ensemble des logements, necessaire de passer au logement 26 le plus rapidement possible soit à partir du 13/11</text:p>
          </table:table-cell>
          <table:covered-table-cell table:number-columns-repeated="5" table:style-name="ce82"/>
          <table:table-cell table:number-columns-repeated="2"/>
          <table:table-cell table:style-name="ce21"/>
          <table:table-cell table:number-columns-repeated="1014"/>
        </table:table-row>
        <table:table-row-group table:display="false">
          <table:table-row table:style-name="ro20" table:visibility="collapse">
            <table:table-cell/>
            <table:table-cell table:style-name="ce54" office:value-type="string" table:number-columns-spanned="6" table:number-rows-spanned="1">
              <text:p>PM → l'architecte rappelle aux entreprises qu'elles n'ont pas à autoriser l'acces au chantier aux personnes extérieures, et si ce type de probleme se produit de nouveau, doivent mettre tout en oeuvre pour clore le chantier de manière sûre: <text:span text:style-name="T1">des panneaux clairs doivent être apposés à l'entrée du chantier et ce dernier doit être clos par </text:span><text:span text:style-name="T1">cadenas en l'absence d'entreprise sur site</text:span>.</text:p>
            </table:table-cell>
            <table:covered-table-cell table:number-columns-repeated="5" table:style-name="ce82"/>
            <table:table-cell table:number-columns-repeated="2"/>
            <table:table-cell table:style-name="ce21"/>
            <table:table-cell table:number-columns-repeated="1014"/>
          </table:table-row>
        </table:table-row-group>
        <table:table-row table:style-name="ro1" table:number-rows-repeated="24">
          <table:table-cell/>
          <table:table-cell table:style-name="ce54"/>
          <table:table-cell table:style-name="ce82" table:number-columns-repeated="5"/>
          <table:table-cell table:number-columns-repeated="2"/>
          <table:table-cell table:style-name="ce21"/>
          <table:table-cell table:number-columns-repeated="1014"/>
        </table:table-row>
        <table:table-row-group>
          <table:table-row table:style-name="ro1">
            <table:table-cell/>
            <table:table-cell table:style-name="ce42" table:number-columns-spanned="6" table:number-rows-spanned="1"/>
            <table:covered-table-cell table:number-columns-repeated="5"/>
            <table:table-cell table:number-columns-repeated="2"/>
            <table:table-cell table:style-name="ce21"/>
            <table:table-cell table:number-columns-repeated="1014"/>
          </table:table-row>
        </table:table-row-group>
        <table:table-row table:style-name="ro1">
          <table:table-cell table:style-name="ce11"/>
          <table:table-cell table:style-name="ce55" office:value-type="string" table:number-columns-spanned="6" table:number-rows-spanned="1">
            <text:p>PROCHAINE REUNION DE CHANTIER LE JEUDI 06/10/2014 À 8h00</text:p>
          </table:table-cell>
          <table:covered-table-cell table:number-columns-repeated="4" table:style-name="ce87"/>
          <table:covered-table-cell table:style-name="ce120"/>
          <table:table-cell table:number-columns-repeated="1017"/>
        </table:table-row>
        <table:table-row table:style-name="ro1">
          <table:table-cell table:style-name="ce11"/>
          <table:table-cell table:style-name="ce56" office:value-type="string" table:number-columns-spanned="6" table:number-rows-spanned="1">
            <text:p>convoqués : GRONDIN, DIOMAT, EEPB, ECOI, DLA</text:p>
          </table:table-cell>
          <table:covered-table-cell table:number-columns-repeated="4" table:style-name="ce88"/>
          <table:covered-table-cell table:style-name="ce121"/>
          <table:table-cell table:number-columns-repeated="1017"/>
        </table:table-row>
        <table:table-row-group table:display="false">
          <table:table-row table:style-name="ro1" table:visibility="collapse">
            <table:table-cell table:style-name="ce11"/>
            <table:table-cell table:style-name="ce57"/>
            <table:table-cell table:style-name="ce88" table:number-columns-repeated="4"/>
            <table:table-cell table:style-name="ce121"/>
            <table:table-cell table:number-columns-repeated="1017"/>
          </table:table-row>
        </table:table-row-group>
        <table:table-row-group table:display="false">
          <table:table-row table:style-name="ro1" table:visibility="collapse">
            <table:table-cell table:style-name="ce11"/>
            <table:table-cell table:style-name="ce58"/>
            <table:table-cell table:style-name="ce87" table:number-columns-repeated="4"/>
            <table:table-cell table:style-name="ce120"/>
            <table:table-cell table:number-columns-repeated="1017"/>
          </table:table-row>
          <table:table-row table:style-name="ro1" table:visibility="collapse">
            <table:table-cell table:style-name="ce11"/>
            <table:table-cell table:style-name="ce59" table:number-columns-spanned="6" table:number-rows-spanned="1"/>
            <table:covered-table-cell table:number-columns-repeated="4"/>
            <table:covered-table-cell table:style-name="ce122"/>
            <table:table-cell table:number-columns-repeated="1017"/>
          </table:table-row>
          <table:table-row table:style-name="ro1" table:visibility="collapse">
            <table:table-cell table:style-name="ce11"/>
            <table:table-cell table:style-name="ce57"/>
            <table:table-cell table:style-name="ce88" table:number-columns-repeated="4"/>
            <table:table-cell table:style-name="ce121"/>
            <table:table-cell table:number-columns-repeated="1017"/>
          </table:table-row>
        </table:table-row-group>
        <table:table-row-group>
          <table:table-row table:style-name="ro1">
            <table:table-cell table:style-name="ce11"/>
            <table:table-cell table:style-name="ce60" office:value-type="string" table:number-columns-spanned="6" table:number-rows-spanned="1">
              <text:p>NB : Faute de contestation écrite sous 8 jours à compter de la date de ce document, il sera réputé accepté sans réserves par les destinataires.</text:p>
            </table:table-cell>
            <table:covered-table-cell table:number-columns-repeated="5" table:style-name="ce16"/>
            <table:table-cell table:number-columns-repeated="1017"/>
          </table:table-row>
        </table:table-row-group>
        <table:table-row table:style-name="ro1">
          <table:table-cell table:style-name="ce16"/>
          <table:table-cell/>
          <table:table-cell table:style-name="ce82" table:number-columns-repeated="2"/>
          <table:table-cell table:style-name="ce105"/>
          <table:table-cell table:style-name="ce106" office:value-type="string">
            <text:p>Page 3 / 3</text:p>
          </table:table-cell>
          <table:table-cell table:style-name="ce21"/>
          <table:table-cell table:number-columns-repeated="1017"/>
        </table:table-row>
        <table:table-row table:style-name="ro1">
          <table:table-cell table:style-name="ce16"/>
          <table:table-cell table:style-name="ce61" table:number-columns-repeated="5"/>
          <table:table-cell table:style-name="ce21"/>
          <table:table-cell table:number-columns-repeated="1017"/>
        </table:table-row>
        <table:table-row table:style-name="ro1">
          <table:table-cell table:style-name="ce16"/>
          <table:table-cell table:style-name="ce61"/>
          <table:table-cell table:style-name="ce21" table:number-columns-repeated="5"/>
          <table:table-cell table:number-columns-repeated="1017"/>
        </table:table-row>
        <table:table-row table:style-name="ro1">
          <table:table-cell table:style-name="ce11"/>
          <table:table-cell table:style-name="ce62"/>
          <table:table-cell table:style-name="ce21" table:number-columns-repeated="5"/>
          <table:table-cell table:number-columns-repeated="1017"/>
        </table:table-row>
        <table:table-row table:style-name="ro1">
          <table:table-cell table:style-name="ce11"/>
          <table:table-cell table:style-name="ce63"/>
          <table:table-cell table:style-name="ce21" table:number-columns-repeated="5"/>
          <table:table-cell table:number-columns-repeated="1017"/>
        </table:table-row>
        <table:table-row table:style-name="ro1">
          <table:table-cell table:style-name="ce11"/>
          <table:table-cell table:style-name="ce61" table:number-columns-repeated="6"/>
          <table:table-cell table:number-columns-repeated="1017"/>
        </table:table-row>
        <table:table-row table:style-name="ro1" table:number-rows-repeated="2">
          <table:table-cell table:style-name="ce16"/>
          <table:table-cell table:style-name="ce61" table:number-columns-repeated="6"/>
          <table:table-cell table:number-columns-repeated="1017"/>
        </table:table-row>
        <table:table-row table:style-name="ro1" table:number-rows-repeated="3">
          <table:table-cell table:style-name="ce11"/>
          <table:table-cell table:style-name="ce61" table:number-columns-repeated="6"/>
          <table:table-cell table:number-columns-repeated="1017"/>
        </table:table-row>
        <table:table-row table:style-name="ro1" table:number-rows-repeated="8">
          <table:table-cell table:style-name="ce16"/>
          <table:table-cell table:style-name="ce61" table:number-columns-repeated="6"/>
          <table:table-cell table:number-columns-repeated="1017"/>
        </table:table-row>
        <table:table-row table:style-name="ro1">
          <table:table-cell table:style-name="ce16"/>
          <table:table-cell/>
          <table:table-cell table:style-name="ce61" table:number-columns-repeated="5"/>
          <table:table-cell table:number-columns-repeated="1017"/>
        </table:table-row>
        <table:table-row table:style-name="ro1" table:number-rows-repeated="2">
          <table:table-cell table:style-name="ce16"/>
          <table:table-cell table:style-name="ce61" table:number-columns-repeated="6"/>
          <table:table-cell table:number-columns-repeated="1017"/>
        </table:table-row>
        <table:table-row table:style-name="ro1" table:number-rows-repeated="2">
          <table:table-cell table:style-name="ce16"/>
          <table:table-cell/>
          <table:table-cell table:style-name="ce61" table:number-columns-repeated="5"/>
          <table:table-cell table:number-columns-repeated="1017"/>
        </table:table-row>
        <table:table-row table:style-name="ro1" table:number-rows-repeated="2">
          <table:table-cell table:style-name="ce16"/>
          <table:table-cell table:style-name="ce61" table:number-columns-repeated="6"/>
          <table:table-cell table:number-columns-repeated="1017"/>
        </table:table-row>
        <table:table-row-group table:display="false">
          <table:table-row table:style-name="ro21"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65"/>
            <table:table-cell table:number-columns-repeated="1017"/>
          </table:table-row>
        </table:table-row-group>
        <table:table-row table:style-name="ro1">
          <table:table-cell/>
          <table:table-cell table:style-name="ce64"/>
          <table:table-cell table:number-columns-repeated="1022"/>
        </table:table-row>
        <table:table-row table:style-name="ro1" table:number-rows-repeated="2">
          <table:table-cell table:number-columns-repeated="5"/>
          <table:table-cell table:style-name="ce111"/>
          <table:table-cell table:number-columns-repeated="1018"/>
        </table:table-row>
        <table:table-row table:style-name="ro1">
          <table:table-cell table:style-name="ce18"/>
          <table:table-cell table:number-columns-repeated="4"/>
          <table:table-cell table:style-name="ce111"/>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64"/>
          <table:table-cell table:number-columns-repeated="1022"/>
        </table:table-row>
        <table:table-row table:style-name="ro1">
          <table:table-cell table:number-columns-repeated="1024"/>
        </table:table-row>
        <table:table-row table:style-name="ro1" table:number-rows-repeated="3">
          <table:table-cell/>
          <table:table-cell table:style-name="ce64"/>
          <table:table-cell table:number-columns-repeated="1022"/>
        </table:table-row>
        <table:table-row table:style-name="ro1">
          <table:table-cell table:number-columns-repeated="1024"/>
        </table:table-row>
        <table:table-row table:style-name="ro1">
          <table:table-cell/>
          <table:table-cell table:style-name="ce64"/>
          <table:table-cell table:number-columns-repeated="1022"/>
        </table:table-row>
        <table:table-row table:style-name="ro1" table:number-rows-repeated="37">
          <table:table-cell table:number-columns-repeated="1024"/>
        </table:table-row>
        <table:table-row table:style-name="ro21">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65"/>
          <table:table-cell table:number-columns-repeated="1017"/>
        </table:table-row>
        <table:table-row table:style-name="ro1">
          <table:table-cell table:number-columns-repeated="1024"/>
        </table:table-row>
        <table:table-row table:style-name="ro1">
          <table:table-cell/>
          <table:table-cell table:style-name="ce66"/>
          <table:table-cell table:number-columns-repeated="1022"/>
        </table:table-row>
        <table:table-row table:style-name="ro1" table:number-rows-repeated="59">
          <table:table-cell table:number-columns-repeated="1024"/>
        </table:table-row>
        <table:table-row table:style-name="ro21">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65"/>
          <table:table-cell table:number-columns-repeated="1017"/>
        </table:table-row>
        <table:named-expressions/>
      </table:table>
      <table:table table:name="Feuil2" table:style-name="ta2">
        <table:table-column table:style-name="co6" table:number-columns-repeated="256" table:default-cell-style-name="Default"/>
        <table:table-row table:style-name="ro1">
          <table:table-cell table:number-columns-repeated="256"/>
        </table:table-row>
        <table:named-expressions/>
      </table:table>
      <table:table table:name="Feuil3" table:style-name="ta3">
        <table:table-column table:style-name="co6" table:number-columns-repeated="256" table:default-cell-style-name="Default"/>
        <table:table-row table:style-name="ro1">
          <table:table-cell table:number-columns-repeated="256"/>
        </table:table-row>
        <table:named-expressions/>
      </table:table>
      <table:named-expressions>
        <table:named-range table:name="Excel_BuiltIn_Print_Area_1" table:base-cell-address="$Feuil1.$A$1" table:cell-range-address="$Feuil1.$A$1:.$G$197" table:range-usable-as="print-range"/>
        <table:named-range table:name="Excel_BuiltIn_Print_Area_1_1" table:base-cell-address="$Feuil1.$A$1" table:cell-range-address="$Feuil1.$A$2:.$G$19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30">30/10/2014</text:date>, <text:time>15:31:40</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meta:initial-creator>CAD 04</meta:initial-creator>
    <meta:creation-date>2006-10-26T10:04:34</meta:creation-date>
    <dc:date>2014-10-30T15:31:40.24</dc:date>
    <meta:print-date>2014-02-14T16:43:01.02</meta:print-date>
    <dc:language>fr-FR</dc:language>
    <meta:editing-cycles>244</meta:editing-cycles>
    <meta:editing-duration>P30DT16H41M46S</meta:editing-duration>
    <dc:creator>XAVIER DARON ARCHITECTE DPLG XDA</dc:creator>
    <meta:document-statistic meta:table-count="3" meta:cell-count="247" meta:object-count="1"/>
    <meta:user-defined meta:name="Info 1"/>
    <meta:user-defined meta:name="Info 2"/>
    <meta:user-defined meta:name="Info 3"/>
    <meta:user-defined meta:name="Info 4"/>
  </office:meta>
</office:document-meta>
</file>